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3" style:family="table">
      <style:table-properties style:width="15.418cm" table:align="right" style:writing-mode="lr-tb"/>
    </style:style>
    <style:style style:name="Tabela13.A" style:family="table-column">
      <style:table-column-properties style:column-width="7.303cm"/>
    </style:style>
    <style:style style:name="Tabela13.B" style:family="table-column">
      <style:table-column-properties style:column-width="8.116cm"/>
    </style:style>
    <style:style style:name="Tabela13.1" style:family="table-row">
      <style:table-row-properties fo:keep-together="auto"/>
    </style:style>
    <style:style style:name="Tabela13.A1" style:family="table-cell">
      <style:table-cell-properties style:vertical-align="middle" fo:padding="0cm" fo:border="none" style:writing-mode="lr-tb"/>
    </style:style>
    <style:style style:name="Tabela14" style:family="table">
      <style:table-properties style:width="16.24cm" fo:margin-left="0.794cm" fo:margin-right="-0.034cm" table:align="margins" style:writing-mode="lr-tb"/>
    </style:style>
    <style:style style:name="Tabela14.A" style:family="table-column">
      <style:table-column-properties style:column-width="8.162cm" style:rel-column-width="32935*"/>
    </style:style>
    <style:style style:name="Tabela14.B" style:family="table-column">
      <style:table-column-properties style:column-width="8.079cm" style:rel-column-width="32600*"/>
    </style:style>
    <style:style style:name="Tabela14.1" style:family="table-row">
      <style:table-row-properties fo:keep-together="auto"/>
    </style:style>
    <style:style style:name="Tabela14.A1" style:family="table-cell">
      <style:table-cell-properties style:vertical-align="top" fo:padding="0.106cm" fo:border="none" style:writing-mode="lr-tb"/>
    </style:style>
    <style:style style:name="P1" style:family="paragraph" style:parent-style-name="Standard">
      <style:text-properties style:font-name="Times New Roman" officeooo:paragraph-rsid="0000542f" style:language-complex="zxx" style:country-complex="none"/>
    </style:style>
    <style:style style:name="P2" style:family="paragraph" style:parent-style-name="Standard">
      <style:paragraph-properties style:snap-to-layout-grid="false"/>
      <style:text-properties style:font-name="Times New Roman" officeooo:paragraph-rsid="0000542f"/>
    </style:style>
    <style:style style:name="P3" style:family="paragraph" style:parent-style-name="Standard">
      <style:paragraph-properties fo:text-align="justify" style:justify-single-word="false" style:snap-to-layout-grid="false"/>
      <style:text-properties style:font-name="Times New Roman" fo:font-size="10pt" officeooo:paragraph-rsid="0000542f" style:font-size-asian="10pt" style:font-size-complex="10pt"/>
    </style:style>
    <style:style style:name="P4" style:family="paragraph" style:parent-style-name="Standard">
      <style:paragraph-properties fo:text-align="center" style:justify-single-word="false"/>
      <style:text-properties style:font-name="Times New Roman" fo:font-weight="bold" officeooo:paragraph-rsid="0000542f" style:font-weight-asian="bold"/>
    </style:style>
    <style:style style:name="P5" style:family="paragraph" style:parent-style-name="Standard">
      <style:paragraph-properties fo:margin-left="0.794cm" fo:margin-right="0cm" fo:margin-top="0cm" fo:margin-bottom="0.212cm" loext:contextual-spacing="false" fo:text-align="justify" style:justify-single-word="false" fo:text-indent="1.296cm" style:auto-text-indent="false"/>
      <style:text-properties style:font-name="Times New Roman" officeooo:paragraph-rsid="0000542f"/>
    </style:style>
    <style:style style:name="P6" style:family="paragraph" style:parent-style-name="Standard">
      <style:paragraph-properties fo:margin-left="0.794cm" fo:margin-right="0cm" fo:margin-top="0cm" fo:margin-bottom="0.212cm" loext:contextual-spacing="false" fo:text-align="justify" style:justify-single-word="false" fo:text-indent="1.296cm" style:auto-text-indent="false"/>
      <style:text-properties style:font-name="Times New Roman" fo:font-weight="bold" officeooo:paragraph-rsid="0000542f" style:font-weight-asian="bold" style:font-weight-complex="bold"/>
    </style:style>
    <style:style style:name="P7" style:family="paragraph" style:parent-style-name="Standard">
      <style:paragraph-properties fo:margin-left="0.794cm" fo:margin-right="0cm" fo:margin-top="0cm" fo:margin-bottom="0.212cm" loext:contextual-spacing="false" fo:text-align="justify" style:justify-single-word="false" fo:text-indent="1.296cm" style:auto-text-indent="false"/>
      <style:text-properties style:font-name="Times New Roman" fo:font-weight="bold" officeooo:paragraph-rsid="0000542f" style:font-weight-asian="bold"/>
    </style:style>
    <style:style style:name="P8" style:family="paragraph" style:parent-style-name="Standard">
      <style:paragraph-properties fo:margin-left="0.794cm" fo:margin-right="0cm" fo:margin-top="0cm" fo:margin-bottom="0.212cm" loext:contextual-spacing="false" fo:text-align="justify" style:justify-single-word="false" fo:text-indent="1.296cm" style:auto-text-indent="false"/>
      <style:text-properties officeooo:paragraph-rsid="0000542f"/>
    </style:style>
    <style:style style:name="P9" style:family="paragraph" style:parent-style-name="Standard">
      <style:paragraph-properties fo:margin-left="0.794cm" fo:margin-right="0cm" fo:margin-top="0cm" fo:margin-bottom="0.212cm" loext:contextual-spacing="false" fo:text-align="justify" style:justify-single-word="false" fo:text-indent="0cm" style:auto-text-indent="false"/>
      <style:text-properties officeooo:paragraph-rsid="0000542f"/>
    </style:style>
    <style:style style:name="P10" style:family="paragraph" style:parent-style-name="Standard">
      <style:paragraph-properties fo:margin-left="0.767cm" fo:margin-right="0cm" fo:margin-top="0cm" fo:margin-bottom="0.212cm" loext:contextual-spacing="false" fo:text-align="justify" style:justify-single-word="false" fo:text-indent="1.27cm" style:auto-text-indent="false"/>
      <style:text-properties style:font-name="Times New Roman" officeooo:paragraph-rsid="0000542f"/>
    </style:style>
    <style:style style:name="P11" style:family="paragraph" style:parent-style-name="Standard">
      <style:paragraph-properties fo:margin-left="0.767cm" fo:margin-right="0cm" fo:margin-top="0cm" fo:margin-bottom="0.212cm" loext:contextual-spacing="false" fo:text-align="justify" style:justify-single-word="false" fo:text-indent="1.27cm" style:auto-text-indent="false"/>
      <style:text-properties style:font-name="Times New Roman" fo:font-weight="bold" officeooo:paragraph-rsid="0000542f" style:font-weight-asian="bold" style:font-weight-complex="bold"/>
    </style:style>
    <style:style style:name="P12" style:family="paragraph" style:parent-style-name="Standard">
      <style:paragraph-properties fo:margin-left="0cm" fo:margin-right="0cm" fo:margin-top="0cm" fo:margin-bottom="0.212cm" loext:contextual-spacing="false" fo:text-align="center" style:justify-single-word="false" fo:text-indent="1.27cm" style:auto-text-indent="false"/>
      <style:text-properties style:font-name="Times New Roman" fo:font-weight="bold" officeooo:paragraph-rsid="0000542f" style:font-weight-asian="bold"/>
    </style:style>
    <style:style style:name="P13" style:family="paragraph" style:parent-style-name="Standard">
      <style:paragraph-properties fo:margin-left="0cm" fo:margin-right="0cm" fo:margin-top="0cm" fo:margin-bottom="0.212cm" loext:contextual-spacing="false" fo:text-align="justify" style:justify-single-word="false" fo:text-indent="1.27cm" style:auto-text-indent="false"/>
      <style:text-properties style:font-name="Times New Roman" fo:font-weight="bold" officeooo:paragraph-rsid="0000542f" style:font-weight-asian="bold"/>
    </style:style>
    <style:style style:name="P14" style:family="paragraph" style:parent-style-name="Standard">
      <style:paragraph-properties fo:margin-left="0cm" fo:margin-right="0cm" fo:margin-top="0cm" fo:margin-bottom="0.212cm" loext:contextual-spacing="false" fo:text-align="center" style:justify-single-word="false" fo:text-indent="1.27cm" style:auto-text-indent="false"/>
      <style:text-properties style:font-name="Times New Roman" fo:font-weight="bold" officeooo:paragraph-rsid="0000542f" style:font-name-asian="StarSymbol" style:font-weight-asian="bold"/>
    </style:style>
    <style:style style:name="P15" style:family="paragraph" style:parent-style-name="Standard">
      <style:paragraph-properties fo:margin-left="0cm" fo:margin-right="0cm" fo:margin-top="0cm" fo:margin-bottom="0.212cm" loext:contextual-spacing="false" fo:text-align="justify" style:justify-single-word="false" fo:text-indent="1.27cm" style:auto-text-indent="false" style:snap-to-layout-grid="false"/>
      <style:text-properties style:font-name="Times New Roman" officeooo:paragraph-rsid="0000542f"/>
    </style:style>
    <style:style style:name="P16" style:family="paragraph" style:parent-style-name="Standard">
      <style:paragraph-properties fo:margin-left="0cm" fo:margin-right="0cm" fo:margin-top="0cm" fo:margin-bottom="0.212cm" loext:contextual-spacing="false" fo:text-align="justify" style:justify-single-word="false" fo:text-indent="1.27cm" style:auto-text-indent="false"/>
      <style:text-properties style:font-name="Times New Roman" officeooo:paragraph-rsid="0000542f"/>
    </style:style>
    <style:style style:name="P17" style:family="paragraph" style:parent-style-name="Heading_20_3">
      <style:paragraph-properties fo:break-before="page"/>
      <style:text-properties style:font-name="Times New Roman" fo:font-size="13pt" officeooo:paragraph-rsid="0000542f" style:font-size-asian="13pt" style:font-size-complex="13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style:language-complex="zxx" style:country-complex="none"/>
    </style:style>
    <style:style style:name="T5" style:family="text">
      <style:text-properties style:font-name="Times New Roman" fo:font-weight="bold" style:font-weight-asian="bold"/>
    </style:style>
    <style:style style:name="T6" style:family="text">
      <style:text-properties style:font-name="Times New Roman" fo:font-weight="normal" style:font-weight-asian="normal" style:font-weight-complex="normal"/>
    </style:style>
    <style:style style:name="T7"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3">1.7. Anexo - Decreto nº 4.176, de 28 de março de 2002</text:h>
      <text:p text:style-name="P9"><text:span text:style-name="T4">Este importante </text:span><text:a xlink:type="simple" xlink:href="http://www.planalto.gov.br/ccivil_03/decreto/2002/D4176.htm" text:style-name="Internet_20_link" text:visited-style-name="Visited_20_Internet_20_Link"><text:span text:style-name="Internet_20_link"><text:span text:style-name="T4">decreto</text:span></text:span></text:a><text:span text:style-name="T4"> que estabelece as normas e diretrizes para a elaboração, redação, alteração, consolidação de projetos e atos normativos de competência dos órgãos do Poder executivo Federal, está aqui relacionado como boa fonte de técnica legislativa.</text:span></text:p>
      <text:p text:style-name="P1"/>
      <table:table table:name="Tabela13" table:style-name="Tabela13">
        <table:table-column table:style-name="Tabela13.A"/>
        <table:table-column table:style-name="Tabela13.B"/>
        <table:table-row table:style-name="Tabela13.1">
          <table:table-cell table:style-name="Tabela13.A1" office:value-type="string">
            <text:p text:style-name="P2"/>
          </table:table-cell>
          <table:table-cell table:style-name="Tabela13.A1" office:value-type="string">
            <text:p text:style-name="P3">Estabelece normas e diretrizes para a elaboração, a redação, a alteração, a consolidação e o encaminhamento ao Presidente da República de projetos de atos normativos de competência dos órgãos do Poder Executivo Federal, e dá outras providências.</text:p>
          </table:table-cell>
        </table:table-row>
      </table:table>
      <text:p text:style-name="P10">O PRESIDENTE DA REPÚBLICA, no uso das atribuições que lhe confere o art. 84, incisos IV e VI, alínea "a", da Constituição, e tendo em vista o disposto na Lei Complementar no 95, de 26 de fevereiro de 1998,</text:p>
      <text:p text:style-name="P11">DECRETA:</text:p>
      <text:p text:style-name="P11">Objeto e Âmbito de Aplicação</text:p>
      <text:p text:style-name="P5"><text:span text:style-name="T1">Art. 1º </text:span>Este Decreto estabelece normas e diretrizes para a elaboração, a redação, a alteração e a consolidação de atos normativos a serem encaminhados ao Presidente da República pelos Ministérios e órgãos da estrutura da Presidência da República.</text:p>
      <text:p text:style-name="P5"><text:span text:style-name="T1">Parágrafo único.</text:span> Consideram-se atos normativos para efeitos deste Decreto as leis, as medidas provisórias e os decretos.</text:p>
      <text:p text:style-name="P4">TÍTULO I</text:p>
      <text:p text:style-name="P4">DAS DISPOSIÇÕES REGULAMENTARES</text:p>
      <text:p text:style-name="P4">Capítulo I</text:p>
      <text:p text:style-name="P4">DA NUMERAÇÃO DOS ATOS NORMATIVOS</text:p>
      <text:p text:style-name="P6">Leis</text:p>
      <text:p text:style-name="P5"><text:span text:style-name="T1">Art. 2º </text:span>As leis complementares, ordinárias e delegadas terão numeração seqüencial em continuidade às séries iniciadas em 1946.</text:p>
      <text:p text:style-name="P6">Medidas Provisórias</text:p>
      <text:p text:style-name="P8"><text:span text:style-name="T5">Art. 3º </text:span><text:span text:style-name="T3">As medidas provisórias terão numeração seqüencial, iniciada a partir da publicação da </text:span><text:a xlink:type="simple" xlink:href="http://www.planalto.gov.br/ccivil_03/Constituicao/Emendas/Emc/emc32.htm" text:style-name="Internet_20_link" text:visited-style-name="Visited_20_Internet_20_Link"><text:span text:style-name="Internet_20_link"><text:span text:style-name="T3">Emenda Constitucional no 32, de 11 de setembro de 2001.</text:span></text:span></text:a></text:p>
      <text:p text:style-name="P6">Decretos</text:p>
      <text:p text:style-name="P5"><text:span text:style-name="T1">Art. 4º </text:span>Somente os decretos de caráter normativo terão numeração, que se dará sequencialmente em continuidade às séries iniciadas em 1991.</text:p>
      <text:p text:style-name="P5"><text:span text:style-name="T1">§1º </text:span>Os decretos pessoais e os de provimento ou de vacância de cargo público serão identificados apenas pela data.</text:p>
      <text:p text:style-name="P5"><text:span text:style-name="T1">§2º</text:span> Os demais decretos serão identificados pela data e pela ementa, elaborada na forma do art. 6º.</text:p>
      <text:p text:style-name="P4">Capítulo II</text:p>
      <text:p text:style-name="P4">DA ELABORAÇÃO, DA ARTICULAÇÃO, DA REDAÇÃO E DA</text:p>
      <text:p text:style-name="P4">ALTERAÇÃO DOS ATOS NORMATIVOS</text:p>
      <text:p text:style-name="P4">Seção I</text:p>
      <text:p text:style-name="P4">Das Regras Gerais de Elaboração</text:p>
      <text:p text:style-name="P6">Estrutura</text:p>
      <text:p text:style-name="P5"><text:span text:style-name="T1">Art. 5º </text:span>O projeto de ato normativo será estruturado em três partes básicas:</text:p>
      <text:p text:style-name="P5"><text:soft-page-break/><text:span text:style-name="T1">I </text:span>- parte preliminar, com a epígrafe, a ementa, o preâmbulo, o enunciado do objeto e a indicação do âmbito de aplicação das disposições normativas;</text:p>
      <text:p text:style-name="P5"><text:span text:style-name="T1">II </text:span>- parte normativa, com as normas que regulam o objeto definido na parte preliminar; e</text:p>
      <text:p text:style-name="P5"><text:span text:style-name="T1">III</text:span> - parte final, com as disposições sobre medidas necessárias à implementação das normas constantes da parte normativa, as disposições transitórias, se for o caso, a cláusula de vigência e a cláusula de revogação, quando couber.</text:p>
      <text:p text:style-name="P5"><text:span text:style-name="T1">Art. 6º</text:span> A ementa explicitará, de modo conciso e sob a forma de título, o objeto do ato normativo.</text:p>
      <text:p text:style-name="P6">Objeto e Assunto</text:p>
      <text:p text:style-name="P5"><text:span text:style-name="T1">Art. 7º </text:span>O primeiro artigo do texto do projeto indicará o objeto e o âmbito de aplicação do ato normativo a ser editado.</text:p>
      <text:p text:style-name="P5"><text:span text:style-name="T1">§1º </text:span>O âmbito de aplicação do ato normativo será estabelecido de forma específica, em conformidade com o conhecimento técnico ou científico da área respectiva.</text:p>
      <text:p text:style-name="P5"><text:span text:style-name="T1">§2º </text:span>O projeto de ato normativo terá um único objeto, exceto quando se tratar de projeto de codificação.</text:p>
      <text:p text:style-name="P5"><text:span text:style-name="T1">§3º </text:span>Os projetos de atos normativos não conterão matéria estranha ao objeto a que visa disciplinar, ou a este não vinculado por afinidade, pertinência ou conexão.</text:p>
      <text:p text:style-name="P5"><text:span text:style-name="T1">Art. 8º</text:span> Idêntico assunto não será disciplinado por mais de um projeto de ato normativo da mesma espécie, salvo quando um se destinar, por remissão expressa, a complementar o outro, considerado básico.</text:p>
      <text:p text:style-name="P5"><text:span text:style-name="T1">Art. 9º </text:span>Evitar-se-á projeto de ato normativo de caráter independente quando existir em vigor <text:span text:style-name="T1">ato</text:span> normativo que trate do mesmo assunto.</text:p>
      <text:p text:style-name="P5"><text:span text:style-name="T1">Parágrafo único.</text:span> Na hipótese do caput será preferível a inclusão dos novos dispositivos no texto do ato normativo em vigor.</text:p>
      <text:p text:style-name="P6">Autorização Legislativa</text:p>
      <text:p text:style-name="P5"><text:span text:style-name="T1">Art. 10. </text:span>O projeto de lei não estabelecerá autorização legislativa pura ou incondicionada.</text:p>
      <text:p text:style-name="P6">Lei Penal</text:p>
      <text:p text:style-name="P5"><text:span text:style-name="T1">Art. 11.</text:span> O projeto de lei penal manterá a harmonia da legislação em vigor sobre a matéria, mediante:</text:p>
      <text:p text:style-name="P5"><text:span text:style-name="T1">I</text:span> - a compatibilização das novas penas com aquelas já existentes, tendo em vista os bens jurídicos protegidos e a semelhança dos tipos penais descritos; e</text:p>
      <text:p text:style-name="P5"><text:span text:style-name="T1">II </text:span>- a definição clara e objetiva de crimes.</text:p>
      <text:p text:style-name="P5"><text:span text:style-name="T1">Parágrafo único.</text:span> A formulação de normas penais em branco deverá ser evitada.</text:p>
      <text:p text:style-name="P6">Lei Tributária</text:p>
      <text:p text:style-name="P5"><text:span text:style-name="T1">Art. 12. </text:span>No projeto de lei ou de medida provisória que institua ou majore tributo, serão <text:span text:style-name="T7">observados</text:span> os princípios da irretroatividade e da anterioridade tributárias, estabelecidos, respectivamente, nas alíneas "a" e "b" do inciso III do art. 150 da Constituição.</text:p>
      <text:p text:style-name="P8"><text:span text:style-name="T5">Parágrafo único.</text:span><text:span text:style-name="T3"> O disposto no caput, quanto ao princípio da anterioridade tributária, não se aplicará aos projetos que visem à majoração dos impostos previstos nos </text:span><text:a xlink:type="simple" xlink:href="http://www.planalto.gov.br/ccivil_03/Constituicao/Constituiçao.htm#art153" text:style-name="Internet_20_link" text:visited-style-name="Visited_20_Internet_20_Link"><text:span text:style-name="Internet_20_link"><text:span text:style-name="T3">arts. 153</text:span></text:span></text:a><text:span text:style-name="T3">, incisos I, II, IV e V, </text:span><text:a xlink:type="simple" xlink:href="http://www.planalto.gov.br/ccivil_03/Constituicao/Constituiçao.htm#art154" text:style-name="Internet_20_link" text:visited-style-name="Visited_20_Internet_20_Link"><text:span text:style-name="Internet_20_link"><text:span text:style-name="T3">e 154</text:span></text:span></text:a><text:span text:style-name="T3">, inciso II, da Constituição.</text:span></text:p>
      <text:p text:style-name="P5"><text:soft-page-break/><text:span text:style-name="T1">Art. 13.</text:span> No projeto de lei ou de medida provisória que institua ou majore contribuição social, incluir-se-á dispositivo com a previsão de cobrança do tributo somente após noventa dias da data da publicação do ato normativo.</text:p>
      <text:p text:style-name="P5"><text:span text:style-name="T1">Art. 14. </text:span>No projeto de lei ou de medida provisória que institua ou majore taxa, o valor do tributo deverá ser proporcional ao custo do serviço público prestado ao contribuinte ou posto à sua disposição.</text:p>
      <text:p text:style-name="P6">Lei Processual</text:p>
      <text:p text:style-name="P5"><text:span text:style-name="T1">Art</text:span>. 15. As manifestações da Advocacia-Geral da União serão obrigatórias quando se tratar de projeto de lei processual.</text:p>
      <text:p text:style-name="P6">Regulamentação de Lei ou de Medida Provisória</text:p>
      <text:p text:style-name="P5"><text:span text:style-name="T1">Art. 16. </text:span>Os projetos de atos normativos regulamentares não estabelecerão normas que <text:span text:style-name="T7">ampliem</text:span> ou reduzam o âmbito de aplicação da lei ou da medida provisória a ser regulamentada ou que sejam estranhas ao seu objeto.</text:p>
      <text:p text:style-name="P6">Decreto Autônomo</text:p>
      <text:p text:style-name="P5"><text:span text:style-name="T1">Art. 17. </text:span>Serão disciplinadas exclusivamente por decretos as matérias sobre:</text:p>
      <text:p text:style-name="P5"><text:span text:style-name="T1">I </text:span>- extinção de funções ou cargos públicos, quando vagos; e</text:p>
      <text:p text:style-name="P5"><text:span text:style-name="T1">II </text:span>- organização e funcionamento da administração federal, quando não implicar aumento de despesa nem criação ou extinção de órgãos públicos.</text:p>
      <text:p text:style-name="P5"><text:span text:style-name="T1">§1º </text:span>O projeto de decreto que dispuser sobre extinção de funções ou cargos públicos, quando vagos, não disciplinará nenhuma outra matéria.</text:p>
      <text:p text:style-name="P5"><text:span text:style-name="T1">§2º </text:span>O projeto de decreto que tratar da matéria referida no inciso II do caput não deverá regulamentar disposições de lei ou de medida provisória.</text:p>
      <text:p text:style-name="P5"><text:span text:style-name="T1">§3º</text:span> Quando impossível ou inconveniente a observância do disposto no § 2o, os <text:span text:style-name="T1">dispositivos</text:span> que tratam da matéria referida no inciso II do caput serão separados daqueles que têm natureza regulamentar e agrupados por meio de especificação temática do seu conteúdo.</text:p>
      <text:p text:style-name="P6">Remissão a Normas</text:p>
      <text:p text:style-name="P5"><text:span text:style-name="T1">Art. 18.</text:span> A remissão a normas de outros atos normativos far-se-á, de preferência, mediante explicitação mínima de seu conteúdo e não apenas por meio da citação do dispositivo.</text:p>
      <text:p text:style-name="P6">Vigência e Contagem de Prazo</text:p>
      <text:p text:style-name="P5"><text:span text:style-name="T1">Art. 19.</text:span> O texto do projeto indicará de forma expressa a vigência do ato normativo.</text:p>
      <text:p text:style-name="P5"><text:span text:style-name="T1">§1º </text:span>A cláusula "entra em vigor na data de sua publicação" somente será utilizada nos projetos de ato normativo de menor repercussão.</text:p>
      <text:p text:style-name="P5"><text:span text:style-name="T1">§2º</text:span> Nos projetos de ato normativo de maior repercussão, será:</text:p>
      <text:p text:style-name="P5"><text:span text:style-name="T1">I </text:span>- estabelecido período de vacância razoável para que deles se tenha amplo conhecimento; e</text:p>
      <text:p text:style-name="P5"><text:span text:style-name="T1">II</text:span> - utilizada a cláusula "esta lei entra em vigor após decorridos (o número de) dias de sua publicação oficial".</text:p>
      <text:p text:style-name="P5"><text:span text:style-name="T1">Art. 20.</text:span> <text:s/>A contagem do prazo para entrada em vigor dos atos normativos que <text:span text:style-name="T1">estabeleçam</text:span> período de vacância far-se-á incluindo a data da publicação e o último dia do prazo, entrando em vigor no dia subseqüente à sua consumação integral.</text:p>
      <text:p text:style-name="P7">Cláusula de Revogação</text:p>
      <text:p text:style-name="P5"><text:soft-page-break/><text:span text:style-name="T1">Art. 21. </text:span>A cláusula de revogação relacionará, de forma expressa, todas as disposições que serão revogadas com a entrada em vigor do ato normativo proposto.</text:p>
      <text:p text:style-name="P12">Seção II</text:p>
      <text:p text:style-name="P12">Da Articulação</text:p>
      <text:p text:style-name="P5"><text:span text:style-name="T1">Art. 22.</text:span> Os textos dos projetos de ato normativo observarão as seguintes regras:</text:p>
      <text:p text:style-name="P5"><text:span text:style-name="T1">I</text:span> - a unidade básica de articulação é o artigo, indicado pela abreviatura "Art.", seguida de numeração ordinal até o nono e cardinal, acompanhada de ponto, a partir do décimo;</text:p>
      <text:p text:style-name="P5"><text:span text:style-name="T1">II </text:span>- a numeração do artigo é separada do texto por dois espaços em branco, sem traços ou outros sinais;</text:p>
      <text:p text:style-name="P5"><text:span text:style-name="T1">III</text:span> - o texto do artigo inicia-se com letra maiúscula e termina com ponto ou, nos casos em que se desdobrar em incisos, com dois-pontos;</text:p>
      <text:p text:style-name="P5"><text:span text:style-name="T1">IV</text:span> - o artigo desdobra-se em parágrafos ou em incisos e o parágrafo, em incisos;</text:p>
      <text:p text:style-name="P5"><text:span text:style-name="T1">V</text:span> - o parágrafo único de artigo é indicado pela expressão "Parágrafo único", seguida de ponto e separada do texto normativo por dois espaços em branco;</text:p>
      <text:p text:style-name="P5"><text:span text:style-name="T1">VI </text:span>- os parágrafos de artigo são indicados pelo símbolo "§", seguido de numeração ordinal <text:span text:style-name="T1">até</text:span> o nono e cardinal, acompanhada de ponto, a partir do décimo;</text:p>
      <text:p text:style-name="P5"><text:span text:style-name="T1">VII </text:span>- a numeração do parágrafo é separada do texto por dois espaços em branco, sem traços ou outros sinais;</text:p>
      <text:p text:style-name="P5"><text:span text:style-name="T1">VIII</text:span> - o texto do parágrafo único e dos parágrafos inicia-se com letra maiúscula e termina com ponto ou, nos casos em que se desdobrar em incisos, com dois-pontos;</text:p>
      <text:p text:style-name="P5"><text:span text:style-name="T1">IX</text:span> - os incisos são indicados por algarismos romanos seguidos de hífen, o qual é separado do algarismo e do texto por um espaço em branco;</text:p>
      <text:p text:style-name="P5"><text:span text:style-name="T1">X</text:span> - o texto do inciso inicia-se com letra minúscula, salvo quando se tratar de nome próprio, e termina com:</text:p>
      <text:p text:style-name="P5"><text:span text:style-name="T1">a) </text:span>ponto-e-vírgula;</text:p>
      <text:p text:style-name="P5"><text:span text:style-name="T1">b) </text:span>dois pontos, quando se desdobrar em alíneas; ou</text:p>
      <text:p text:style-name="P5"><text:span text:style-name="T1">c) </text:span>ponto, caso seja o último;</text:p>
      <text:p text:style-name="P5"><text:span text:style-name="T1">XI </text:span>- o inciso desdobra-se em alíneas, indicadas com letra minúscula seguindo o alfabeto e acompanhada de parêntese, separado do texto por um espaço em branco;</text:p>
      <text:p text:style-name="P5"><text:span text:style-name="T1">XII</text:span> - o texto da alínea inicia-se com letra minúscula, salvo quando se tratar de nome próprio, e termina com:</text:p>
      <text:p text:style-name="P5"><text:span text:style-name="T1">a) </text:span>ponto-e-vírgula;</text:p>
      <text:p text:style-name="P5"><text:span text:style-name="T1">b) </text:span>dois pontos, quando se desdobrar em itens; ou</text:p>
      <text:p text:style-name="P5"><text:span text:style-name="T1">c) </text:span>ponto, caso seja a última e anteceda artigo ou parágrafo;</text:p>
      <text:p text:style-name="P5"><text:span text:style-name="T1">XIII</text:span> - a alínea desdobra-se em itens, indicados por algarismos arábicos, seguidos de ponto e separados do texto por um espaço em branco;</text:p>
      <text:p text:style-name="P5"><text:span text:style-name="T1">XIV</text:span> - o texto do item inicia-se com letra minúscula, salvo quando se tratar de nome próprio, e termina com:</text:p>
      <text:p text:style-name="P5"><text:span text:style-name="T1">a) </text:span>ponto-e-vírgula; ou</text:p>
      <text:p text:style-name="P5"><text:span text:style-name="T1">b) </text:span>ponto, caso seja o último e anteceda artigo ou parágrafo;</text:p>
      <text:p text:style-name="P5"><text:soft-page-break/><text:span text:style-name="T1">XV </text:span>- o agrupamento de artigos pode constituir subseção; o de subseções, seção; o de seções, capítulo; o de capítulos, título; o de títulos, livro; e o de livros, parte;</text:p>
      <text:p text:style-name="P5"><text:span text:style-name="T1">XVI</text:span> - os capítulos, os títulos, os livros e as partes são grafados em letras maiúsculas e identificados por algarismos romanos;</text:p>
      <text:p text:style-name="P5"><text:span text:style-name="T1">XVII </text:span>- a parte pode subdividir-se em parte geral e parte especial, ou em partes expressas em numeral ordinal, por extenso;</text:p>
      <text:p text:style-name="P5"><text:span text:style-name="T1">XVIII</text:span> - as subseções e seções são indicadas por algarismos romanos, grafadas em letras minúsculas e postas em negrito;</text:p>
      <text:p text:style-name="P5"><text:span text:style-name="T1">XIX</text:span> - os agrupamentos referidos no inciso XV podem também ser subdivididos em "Disposições Preliminares", "Disposições Gerais", "Disposições Finais" e "Disposições Transitórias";</text:p>
      <text:p text:style-name="P5"><text:span text:style-name="T1">XX </text:span>- utiliza-se um espaço simples entre capítulos, seções, artigos, parágrafos, incisos, alíneas e itens;</text:p>
      <text:p text:style-name="P5"><text:span text:style-name="T1">XXI </text:span>- o texto deve ter dezoito centímetros de largura, com margem esquerda de dois centímetros e direita de um, ser digitado em "Times New Roman", corpo 12, em papel de tamanho A4 (vinte e nove centímetros e quatro milímetros por vinte e um centímetros);</text:p>
      <text:p text:style-name="P5"><text:span text:style-name="T1">XXII </text:span>- <text:s/>as palavras e as expressões em latim ou em outras línguas estrangeiras são grafadas em negrito;</text:p>
      <text:p text:style-name="P5"><text:span text:style-name="T1">XXIII</text:span> - a epígrafe, formada pelo título designativo da espécie normativa e pela data de promulgação, é grafada em letras maiúsculas, sem negrito, de forma centralizada; e</text:p>
      <text:p text:style-name="P5"><text:span text:style-name="T1">XXIV</text:span> - a ementa é alinhada à direita, com nove centímetros de largura.</text:p>
      <text:p text:style-name="P12">Seção III</text:p>
      <text:p text:style-name="P12">Da Redação</text:p>
      <text:p text:style-name="P5"><text:span text:style-name="T1">Art. 23. </text:span>As disposições normativas serão redigidas com clareza, precisão e ordem lógica, observado o seguinte:</text:p>
      <text:p text:style-name="P5"><text:span text:style-name="T1">I</text:span> - para a obtenção da clareza:</text:p>
      <text:p text:style-name="P5"><text:span text:style-name="T1">a) </text:span>usar as palavras e as expressões em seu sentido comum, salvo quando a norma versar sobre assunto técnico, hipótese em que se pode empregar a nomenclatura própria da área em que se está legislando;</text:p>
      <text:p text:style-name="P5"><text:span text:style-name="T1">b) </text:span>usar frases curtas e concisas;</text:p>
      <text:p text:style-name="P5"><text:span text:style-name="T1">c) </text:span>construir as orações na ordem direta, evitando preciosismo, neologismo e adjetivações dispensáveis;</text:p>
      <text:p text:style-name="P5"><text:span text:style-name="T1">d) </text:span>buscar a uniformidade do tempo verbal em todo o texto das normas legais, de preferência o tempo presente ou o futuro simples do presente; e</text:p>
      <text:p text:style-name="P5"><text:span text:style-name="T1">e) </text:span>usar os recursos de pontuação de forma judiciosa, evitando os abusos de caráter <text:span text:style-name="T1">estilístico;</text:span></text:p>
      <text:p text:style-name="P5"><text:span text:style-name="T1">II </text:span>- para a obtenção da precisão:</text:p>
      <text:p text:style-name="P5"><text:span text:style-name="T1">a)</text:span> articular a linguagem, técnica ou comum, com clareza, de modo que permita perfeita compreensão do objetivo, do conteúdo e do alcance do ato normativo;</text:p>
      <text:p text:style-name="P5"><text:span text:style-name="T1">b)</text:span> expressar a idéia, quando repetida no texto, por meio das mesmas palavras, evitando o emprego de sinonímia com propósito meramente estilístico;</text:p>
      <text:p text:style-name="P5"><text:span text:style-name="T1">c)</text:span> evitar o emprego de expressão ou palavra que confira duplo sentido ao texto;</text:p>
      <text:p text:style-name="P5"><text:soft-page-break/><text:span text:style-name="T1">d) </text:span>escolher termos que tenham o mesmo sentido e significado na maior parte do território nacional, evitando o uso de expressões locais ou regionais;</text:p>
      <text:p text:style-name="P5"><text:span text:style-name="T1">e) </text:span>usar apenas siglas consagradas pelo uso, observado o princípio de que a primeira referência no texto seja acompanhada de explicitação de seu significado;</text:p>
      <text:p text:style-name="P5"><text:span text:style-name="T1">f) </text:span>indicar, expressamente, o dispositivo objeto de remissão, por meio do emprego da <text:span text:style-name="T1">abreviatura</text:span> "art." seguida do correspondente número, ordinal ou cardinal;</text:p>
      <text:p text:style-name="P5"><text:span text:style-name="T1">g)</text:span> utilizar as conjunções "e" ou "ou" no penúltimo inciso, alínea ou item, conforme a seqüência de dispositivos seja, respectivamente, cumulativa ou disjuntiva;</text:p>
      <text:p text:style-name="P5"><text:span text:style-name="T1">h) </text:span>grafar por extenso quaisquer referências a números e percentuais, exceto data, número de ato normativo e casos em que houver prejuízo para a compreensão do texto;</text:p>
      <text:p text:style-name="P5"><text:span text:style-name="T1">i)</text:span> expressar valores monetários em algarismos arábicos, seguidos de sua indicação por extenso, entre parênteses;</text:p>
      <text:p text:style-name="P5"><text:span text:style-name="T1">j) </text:span>empregar nas datas as seguintes formas:</text:p>
      <text:p text:style-name="P5"><text:span text:style-name="T1">1.</text:span> 4 de março de 1998 e não 04 de março de 1998; e</text:p>
      <text:p text:style-name="P5"><text:span text:style-name="T1">2. </text:span>1 de maio de 1998 e não 1 de maio de 1998;</text:p>
      <text:p text:style-name="P5"><text:span text:style-name="T1">l) </text:span>grafar a remissão aos atos normativos das seguintes formas:</text:p>
      <text:p text:style-name="P5"><text:span text:style-name="T1">1.</text:span> Lei no 8.112, de 11 de dezembro de 1990, na ementa, no preâmbulo, na primeira <text:span text:style-name="T7">remissão </text:span>e na cláusula de revogação; e</text:p>
      <text:p text:style-name="P5"><text:span text:style-name="T1">2.</text:span> Lei no 8.112, de 1990, nos demais casos; e</text:p>
      <text:p text:style-name="P5"><text:span text:style-name="T1">m)</text:span> grafar a indicação do ano sem o ponto entre as casas do milhar e da centena;</text:p>
      <text:p text:style-name="P5"><text:span text:style-name="T1">III</text:span> - para a obtenção da ordem lógica:</text:p>
      <text:p text:style-name="P5"><text:span text:style-name="T1">a)</text:span> reunir sob as categorias de agregação – subseção, seção, capítulo, título e livro – apenas as disposições relacionadas com a matéria nelas especificada;</text:p>
      <text:p text:style-name="P5"><text:span text:style-name="T1">b)</text:span> restringir o conteúdo de cada artigo a um único assunto ou princípio;</text:p>
      <text:p text:style-name="P5"><text:span text:style-name="T1">c) </text:span>expressar por meio dos parágrafos os aspectos complementares à norma enunciada no caput do artigo e as exceções à regra por este estabelecida; e</text:p>
      <text:p text:style-name="P5"><text:span text:style-name="T1">d)</text:span> promover as discriminações e enumerações por meio dos incisos, das alíneas e dos itens.</text:p>
      <text:p text:style-name="P12">Seção IV</text:p>
      <text:p text:style-name="P12">Da Alteração</text:p>
      <text:p text:style-name="P5"><text:span text:style-name="T1">Art. 24. </text:span>A alteração de atos normativos far-se-á mediante:</text:p>
      <text:p text:style-name="P5"><text:span text:style-name="T1">I </text:span>- reprodução integral em um só texto, quando se tratar de alteração considerável;</text:p>
      <text:p text:style-name="P5"><text:span text:style-name="T1">II</text:span> - revogação parcial; ou</text:p>
      <text:p text:style-name="P5"><text:span text:style-name="T1">III</text:span> - substituição, supressão ou acréscimo de dispositivo.</text:p>
      <text:p text:style-name="P5"><text:span text:style-name="T1">Parágrafo único.</text:span> Nas hipóteses do inciso III, serão observadas as seguintes regras:</text:p>
      <text:p text:style-name="P5"><text:span text:style-name="T1">I </text:span>- a numeração dos dispositivos alterados não pode ser modificada;</text:p>
      <text:p text:style-name="P5"><text:span text:style-name="T1">II</text:span> - é vedada toda renumeração de artigos e de unidades superiores a artigo, referidas no inciso XV do Art. <text:s text:c="2"/>22, devendo ser utilizados, separados por hífen, o número do artigo ou da unidade imediatamente anterior e as letras maiúsculas, em ordem alfabética, tantas quantas forem necessárias para identificar os acréscimos;</text:p>
      <text:p text:style-name="P5"><text:soft-page-break/><text:span text:style-name="T1">III</text:span> - é permitida a renumeração de parágrafos, incisos, alíneas e itens, desde que seja inconveniente o acréscimo da nova unidade ao final da seqüência;</text:p>
      <text:p text:style-name="P5"><text:span text:style-name="T1">IV</text:span> - é vedado o aproveitamento de número ou de letra de dispositivo revogado, vetado, declarado inconstitucional pelo Supremo Tribunal Federal ou cuja execução tenha sido suspensa pelo Senado Federal com fundamento no Art. <text:s text:c="2"/>52, inciso X, da Constituição;</text:p>
      <text:p text:style-name="P5"><text:span text:style-name="T1">V </text:span>- nas publicações subseqüentes do texto integral do ato normativo, o número ou a letra de dispositivo revogado, vetado, declarado inconstitucional ou cuja execução tenha sido suspensa devem ser acompanhados tão-somente das expressões "revogado", "vetado", "declarado inconstitucional, em controle concentrado, pelo Supremo Tribunal Federal", ou "execução suspensa pelo Senado Federal, na forma do Art. <text:s text:c="2"/>52, X, da Constituição Federal";</text:p>
      <text:p text:style-name="P5"><text:span text:style-name="T1">VI</text:span> - nas hipóteses do inciso V, devem ser inseridas na publicação notas de rodapé explicitando o dispositivo e a lei de revogação, a mensagem de veto do Presidente da República, a decisão declaratória de inconstitucionalidade proferida pelo Supremo Tribunal Federal ou a resolução de suspensão da execução do dispositivo editada pelo Senado Federal; e</text:p>
      <text:p text:style-name="P5"><text:span text:style-name="T1">VII</text:span> - o artigo com alteração de redação, supressão ou acréscimo no caput ou em seus desdobramentos deve ser identificado, somente ao final da última unidade, com as letras "NR" maiúsculas, entre parênteses.</text:p>
      <text:p text:style-name="P5"><text:span text:style-name="T1">Art. 25.</text:span> O projeto que alterar significativamente ato normativo existente conterá, ao final de seu texto, artigo determinando a republicação do ato normativo alterado, com as modificações nele realizadas desde a sua entrada em vigor.</text:p>
      <text:p text:style-name="P12">Capítulo III</text:p>
      <text:p text:style-name="P12">DA CONSOLIDAÇÃO DOS ATOS NORMATIVOS</text:p>
      <text:p text:style-name="P6">Definição de Consolidação da Legislação Federal</text:p>
      <text:p text:style-name="P5"><text:span text:style-name="T1">Art. 26.</text:span> As leis federais serão reunidas em codificações e consolidações, compostas por volumes com as matérias conexas ou afins, constituindo em seu todo a Consolidação da Legislação Federal.</text:p>
      <text:p text:style-name="P5"><text:span text:style-name="T1">Parágrafo único. </text:span>A consolidação consistirá na reunião de todas as leis pertinentes a determinada matéria em um único diploma legal, com a revogação formal das leis incorporadas à consolidação e sem modificação do alcance nem interrupção da força normativa dos dispositivos consolidados.</text:p>
      <text:p text:style-name="P7">Alterações Admitidas</text:p>
      <text:p text:style-name="P5"><text:span text:style-name="T1">Art. 27.</text:span> Preservado o conteúdo normativo original dos dispositivos consolidados, os <text:span text:style-name="T1">projetos</text:span> de lei de consolidação conterão apenas as seguintes alterações:</text:p>
      <text:p text:style-name="P5"><text:span text:style-name="T1">I </text:span>- introdução de novas divisões do texto legal básico;</text:p>
      <text:p text:style-name="P5"><text:span text:style-name="T1">II</text:span> - diferente colocação e numeração dos artigos consolidados;</text:p>
      <text:p text:style-name="P5"><text:span text:style-name="T1">III</text:span> - fusão de dispositivos repetitivos ou de valor normativo idêntico;</text:p>
      <text:p text:style-name="P5"><text:span text:style-name="T1">IV</text:span> - atualização da denominação de órgãos e de entidades da Administração Pública Federal;</text:p>
      <text:p text:style-name="P5"><text:span text:style-name="T1">V </text:span>- atualização de termos e de modos de escrita antiquados;</text:p>
      <text:p text:style-name="P5"><text:span text:style-name="T1">VI</text:span> - atualização do valor de multas e de penas pecuniárias, com base em indexador padrão;</text:p>
      <text:p text:style-name="P5"><text:span text:style-name="T1">VII</text:span> - eliminação de ambigüidades decorrentes do mau uso do vernáculo;</text:p>
      <text:p text:style-name="P5"><text:span text:style-name="T1">VIII</text:span> - homogeneização terminológica do texto;</text:p>
      <text:p text:style-name="P5"><text:soft-page-break/><text:span text:style-name="T1">IX</text:span> - supressão de dispositivos declarados inconstitucionais pelo Supremo Tribunal <text:span text:style-name="T1">Federal</text:span>, observada, no que couber, a suspensão pelo Senado Federal de execução de dispositivos, na forma do Art. <text:s text:c="2"/>52, inciso X, da Constituição;</text:p>
      <text:p text:style-name="P5"><text:span text:style-name="T1">X </text:span>- supressão de dispositivos não recepcionados pela Constituição em vigor;</text:p>
      <text:p text:style-name="P5"><text:span text:style-name="T1">XI</text:span> - declaração expressa de revogação de dispositivos implicitamente revogados por leis posteriores; e</text:p>
      <text:p text:style-name="P5"><text:span text:style-name="T1">XII </text:span>- declaração expressa de revogação de dispositivos de leis temporárias cuja vigência tenha expirado.</text:p>
      <text:p text:style-name="P5"><text:span text:style-name="T1">§1º</text:span> As providências a que se referem os incisos IX, X, XI e XII serão expressamente fundamentadas, com a indicação precisa das fontes de informação que lhes serviram de base.</text:p>
      <text:p text:style-name="P5"><text:span text:style-name="T1">§2º</text:span> Os dispositivos de leis temporárias ainda em vigor à época da consolidação serão incluídos na parte das disposições transitórias.</text:p>
      <text:p text:style-name="P5"><text:span text:style-name="T1">Art. 28. </text:span>Admitir-se-á projeto de lei de consolidação destinado exclusivamente à:</text:p>
      <text:p text:style-name="P5"><text:span text:style-name="T1">I </text:span>- declaração de revogação de leis e de dispositivos implicitamente revogados ou cuja eficácia ou validade encontre-se completamente prejudicada; ou</text:p>
      <text:p text:style-name="P5"><text:span text:style-name="T1">II</text:span> - inclusão de dispositivos ou diplomas esparsos em leis preexistentes, revogando-se as <text:span text:style-name="T1">disposições</text:span> assim consolidadas nos termos do parágrafo único do Art. <text:s text:c="2"/>26.</text:p>
      <text:p text:style-name="P7">Matriz de Consolidação</text:p>
      <text:p text:style-name="P5"><text:span text:style-name="T1">Art. 29.</text:span> Considera-se matriz de consolidação a lei geral básica, à qual se integrarão os demais atos normativos de caráter extravagante que disponham sobre matérias conexas ou afins àquela disciplinada na matriz.</text:p>
      <text:p text:style-name="P5"><text:span text:style-name="T1">Art. 30.</text:span> Leis complementares e leis ordinárias não poderão ser consolidadas em uma mesma matriz.</text:p>
      <text:p text:style-name="P7">Medida Provisória</text:p>
      <text:p text:style-name="P5"><text:span text:style-name="T1">Art. 31. </text:span>Não serão objeto de consolidação as medidas provisórias ainda não convertidas em lei.</text:p>
      <text:p text:style-name="P7">Decretos</text:p>
      <text:p text:style-name="P5"><text:span text:style-name="T1">Art. 32. </text:span>Na consolidação dos decretos observar-se-á o disposto nos arts. 27 e 28.</text:p>
      <text:p text:style-name="P12">TÍTULO II</text:p>
      <text:p text:style-name="P12">DAS DISPOSIÇÕES AUTÔNOMAS</text:p>
      <text:p text:style-name="P12">Capítulo I</text:p>
      <text:p text:style-name="P12">DA COMPETÊNCIA PARA PROPOR E PARA EXAMINAR OS PROJETOS DE ATOS NORMATIVOS</text:p>
      <text:p text:style-name="P7">Órgãos Proponentes</text:p>
      <text:p text:style-name="P5"><text:span text:style-name="T1">Art. 33.</text:span> Compete aos Ministérios e aos órgãos da estrutura da Presidência da República a <text:span text:style-name="T1">proposição</text:span> de atos normativos, observadas as suas respectivas áreas de competências.</text:p>
      <text:p text:style-name="P7">Casa Civil da Presidência da República</text:p>
      <text:p text:style-name="P5"><text:span text:style-name="T1">Art. 34.</text:span> Compete à Casa Civil da Presidência da República:</text:p>
      <text:p text:style-name="P5"><text:span text:style-name="T1">I </text:span>- examinar a constitucionalidade, a legalidade, o mérito, a oportunidade e a <text:span text:style-name="T1">conveniência</text:span> política das propostas de projeto de ato normativo;</text:p>
      <text:p text:style-name="P5"><text:soft-page-break/><text:span text:style-name="T1">II </text:span>- decidir sobre a ampla divulgação de texto básico de projeto de ato normativo de especial significado político ou social, até mesmo por meio da Rede Mundial de Computadores ou mediante a realização de audiência pública, tudo com o objetivo de receber sugestões de órgãos, entidades ou pessoas;</text:p>
      <text:p text:style-name="P5"><text:span text:style-name="T1">III</text:span> - supervisionar a elaboração dos projetos de atos normativos e, no tocante à <text:span text:style-name="T1">iniciativa</text:span> do Poder Executivo, solicitar a participação dos órgãos competentes nos casos de:</text:p>
      <text:p text:style-name="P5"><text:span text:style-name="T1">a)</text:span> declaração de inconstitucionalidade, pelo Supremo Tribunal Federal, em ação direta de inconstitucionalidade por omissão; e</text:p>
      <text:p text:style-name="P5"><text:span text:style-name="T1">b) </text:span>deferimento de mandado de injunção pelo Supremo Tribunal Federal;</text:p>
      <text:p text:style-name="P5"><text:span text:style-name="T1">IV </text:span>- na hipótese de regulamentação exigida por lei, instar os Ministérios e os órgãos da estrutura da Presidência da República ao cumprimento dessa determinação; e</text:p>
      <text:p text:style-name="P5"><text:span text:style-name="T1">V</text:span> - zelar pela fiel observância dos preceitos deste Decreto, podendo devolver aos órgãos de origem os atos em desacordo com as suas normas.</text:p>
      <text:p text:style-name="P7">Análise de Mérito</text:p>
      <text:p text:style-name="P5"><text:span text:style-name="T1">Art. 35. </text:span>Compete à Subchefia de Coordenação da Ação Governamental da Casa Civil:</text:p>
      <text:p text:style-name="P5"><text:span text:style-name="T1">I</text:span> - examinar os projetos quanto ao mérito, à oportunidade e à conveniência política, mesmo no tocante à compatibilização da matéria neles tratada com as políticas e diretrizes estabelecidas pelas Câmaras do Conselho de Governo;</text:p>
      <text:p text:style-name="P5"><text:span text:style-name="T1">II </text:span>- articular com os órgãos interessados para os ajustes necessários nos projetos de atos normativos; e</text:p>
      <text:p text:style-name="P5"><text:span text:style-name="T1">III</text:span> - solicitar informações, quando julgar conveniente, a outros Ministérios e a órgãos da Administração Pública Federal, para instruir o exame dos atos normativos sujeitos à apreciação do Presidente da República.</text:p>
      <text:p text:style-name="P5"><text:span text:style-name="T1">Parágrafo único. </text:span>No caso do inciso III, os Ministérios e os órgãos da Administração Pública Federal que não participaram da elaboração do projeto deverão examinar a matéria objeto da consulta, impreterivelmente, no prazo fixado pela Subchefia de Coordenação da Ação Governamental da Casa Civil, sob pena de concordância tácita com a proposta de ato normativo.</text:p>
      <text:p text:style-name="P7">Análise Jurídica</text:p>
      <text:p text:style-name="P8"><text:span text:style-name="T5">Art. 36. </text:span><text:span text:style-name="T3">Compete à Subchefia para Assuntos Jurídicos da Casa Civil emitir parecer final sobre a constitucionalidade e legalidade dos projetos de ato normativo, observadas as atribuições do Advogado-Geral da União previstas no </text:span><text:a xlink:type="simple" xlink:href="http://www.planalto.gov.br/ccivil_03/LEIS/LCP/Lcp73.htm#art4" text:style-name="Internet_20_link" text:visited-style-name="Visited_20_Internet_20_Link"><text:span text:style-name="Internet_20_link"><text:span text:style-name="T3">Art. <text:s text:c="2"/>4o da Lei Complementar no 73, de 10 de fevereiro de 1993.</text:span></text:span></text:a></text:p>
      <text:p text:style-name="P12">Capítulo II</text:p>
      <text:p text:style-name="P12">DO ENCAMINHAMENTO E DO EXAME DOS PROJETOS DE ATO NORMATIVO</text:p>
      <text:p text:style-name="P7">Encaminhamento de Projetos</text:p>
      <text:p text:style-name="P5"><text:span text:style-name="T1">Art. 37.</text:span> As propostas de projetos de ato normativo serão encaminhadas à Casa Civil por meio eletrônico, com observância do disposto no Anexo I, mediante exposição de motivos do titular do órgão proponente, à qual se anexarão:</text:p>
      <text:p text:style-name="P5"><text:span text:style-name="T1">I </text:span>- as notas explicativas e justificativas da proposição, em consonância com o Anexo II;</text:p>
      <text:p text:style-name="P5"><text:span text:style-name="T1">II </text:span>- o projeto do ato normativo; e</text:p>
      <text:p text:style-name="P5"><text:span text:style-name="T1">III</text:span> - o parecer conclusivo sobre a constitucionalidade, a legalidade e a regularidade formal do ato normativo proposto, elaborado pela Consultoria Jurídica ou pelo órgão de assessoramento jurídico do proponente.</text:p>
      <text:p text:style-name="P5"><text:soft-page-break/><text:span text:style-name="T1">§1º </text:span>A exposição de motivos e o parecer jurídico conclusivo serão assinados <text:span text:style-name="T1">eletronicamente.</text:span></text:p>
      <text:p text:style-name="P5"><text:span text:style-name="T1">§2º </text:span>A proposta que tratar de assunto relacionado a dois ou mais órgãos será elaborada <text:span text:style-name="T1">conjuntamente.</text:span></text:p>
      <text:p text:style-name="P5"><text:span text:style-name="T1">§3º </text:span>Na hipótese do § 2o e sem prejuízo do disposto no caput, os titulares dos órgãos <text:span text:style-name="T1">envolvidos</text:span> assinarão a exposição de motivos, à qual se anexarão os pareceres conclusivos das Consultorias Jurídicas e dos órgãos de assessoramento jurídico de todos os proponentes.</text:p>
      <text:p text:style-name="P5"><text:span text:style-name="T1">§4º </text:span>As Consultorias Jurídicas dos Ministérios manterão permanente interlocução com a Consultoria Geral da União na elaboração de projetos de atos normativos, inclusive enviando-lhe cópia dos projetos encaminhados à Casa Civil.</text:p>
      <text:p text:style-name="P7">Exposições de Motivos</text:p>
      <text:p text:style-name="P5"><text:span text:style-name="T1">Art. 38. </text:span>A exposição de motivos deverá:</text:p>
      <text:p text:style-name="P5"><text:span text:style-name="T1">I </text:span>- justificar e fundamentar a edição do ato normativo, de tal forma que possibilite a sua <text:span text:style-name="T1">utilização</text:span> como defesa prévia em eventual argüição de inconstitucionalidade;</text:p>
      <text:p text:style-name="P5"><text:span text:style-name="T1">II</text:span> - explicitar a razão de o ato proposto ser o melhor instrumento normativo para disciplinar a matéria;</text:p>
      <text:p text:style-name="P5"><text:span text:style-name="T1">III </text:span>- apontar as normas que serão afetadas ou revogadas pela proposição;</text:p>
      <text:p text:style-name="P5"><text:span text:style-name="T1">IV </text:span>- indicar a existência de prévia dotação orçamentária, quando a proposta demandar despesas; e</text:p>
      <text:p text:style-name="P5"><text:span text:style-name="T1">V</text:span> - demonstrar, objetivamente, a relevância e a urgência no caso de projeto de medida provisória.</text:p>
      <text:p text:style-name="P13">Projeto de Medida Provisória</text:p>
      <text:p text:style-name="P5"><text:span text:style-name="T1">Art. 39.</text:span> Os projetos de medida provisória somente serão apreciados pela Presidência da República quando devidamente demonstradas a relevância e a urgência da matéria objeto da proposta.</text:p>
      <text:p text:style-name="P5"><text:span text:style-name="T1">Art. 40. </text:span>Não será disciplinada por medida provisória matéria:</text:p>
      <text:p text:style-name="P5"><text:span text:style-name="T1">I </text:span>- relativa a:</text:p>
      <text:p text:style-name="P5"><text:span text:style-name="T1">a)</text:span> nacionalidade, cidadania, direitos políticos, partidos políticos e direito eleitoral;</text:p>
      <text:p text:style-name="P5"><text:span text:style-name="T1">b)</text:span> direito penal, processual penal e processual civil;</text:p>
      <text:p text:style-name="P5"><text:span text:style-name="T1">c)</text:span> organização do Poder Judiciário e do Ministério Público, a carreira e a garantia de seus membros; e</text:p>
      <text:p text:style-name="P8"><text:span text:style-name="T5">d) </text:span><text:span text:style-name="T3">planos plurianuais, diretrizes orçamentárias, orçamento e créditos adicionais e </text:span><text:span text:style-name="T6">suplementares</text:span><text:span text:style-name="T3">, ressalvada a hipótese de abertura de crédito extraordinário, prevista no </text:span><text:a xlink:type="simple" xlink:href="http://www.planalto.gov.br/ccivil_03/Constituicao/Constituiçao.htm#art167§3" text:style-name="Internet_20_link" text:visited-style-name="Visited_20_Internet_20_Link"><text:span text:style-name="Internet_20_link"><text:span text:style-name="T3">Art. <text:s text:c="2"/>167, § 3o, da Constituição</text:span></text:span></text:a><text:span text:style-name="T3">;</text:span></text:p>
      <text:p text:style-name="P5"><text:span text:style-name="T1">II</text:span> - que vise a detenção ou seqüestro de bens, de poupança popular ou qualquer outro ativo financeiro;</text:p>
      <text:p text:style-name="P5"><text:span text:style-name="T1">III</text:span> - reservada a lei complementar;</text:p>
      <text:p text:style-name="P5"><text:span text:style-name="T1">IV</text:span> - já disciplinada em projeto de lei aprovado pelo Congresso Nacional e pendente de sanção ou veto do Presidente da República; e</text:p>
      <text:p text:style-name="P5"><text:span text:style-name="T1">V</text:span> - que possa ser aprovada dentro dos prazos estabelecidos pelo procedimento legislativo de urgência previsto na Constituição.</text:p>
      <text:p text:style-name="P5"><text:soft-page-break/><text:span text:style-name="T1">§1º </text:span>Caso se verifique demora na apreciação de projetos de lei de iniciativa do Poder <text:span text:style-name="T1">Executivo</text:span>, poderá o órgão competente, configuradas a relevância e a urgência, propor a edição de medida provisória.</text:p>
      <text:p text:style-name="P5"><text:span text:style-name="T1">§2º </text:span>É vedada a adoção de medida provisória na regulamentação de artigo da Constituição cuja redação tenha sido alterada por meio de emenda promulgada a partir de 1º de janeiro de 1995 até 11 de setembro de 2001.</text:p>
      <text:p text:style-name="P7">Rejeição de Proposta</text:p>
      <text:p text:style-name="P5"><text:span text:style-name="T1">Art. 41.</text:span> O ato normativo, objeto de parecer contrário da Casa Civil quanto à legalidade, à constitucionalidade ou ao mérito, será devolvido ao órgão de origem com a justificativa do não-seguimento da proposta.</text:p>
      <text:p text:style-name="P12">Capítulo III</text:p>
      <text:p text:style-name="P12">DAS COMISSÕES E DO PROCEDIMENTO DE CONSOLIDAÇÃO DOS ATOS NORMATIVOS</text:p>
      <text:p text:style-name="P7">Coordenação das Consolidações</text:p>
      <text:p text:style-name="P5"><text:span text:style-name="T1">Art. 42. </text:span>Até o prazo de trinta dias a contar da publicação deste Decreto, o Chefe da Casa Civil instituirá Grupo Executivo de Consolidação dos Atos Normativos, com a atribuição de coordenar e implementar os trabalhos de consolidação dos atos normativos no âmbito do Poder Executivo.</text:p>
      <text:p text:style-name="P5"><text:span text:style-name="T1">§1º</text:span> O Grupo Executivo de que trata o caput:</text:p>
      <text:p text:style-name="P5"><text:span text:style-name="T1">I</text:span> - terá como supervisor o Subchefe para Assuntos Jurídicos da Casa Civil; e</text:p>
      <text:p text:style-name="P5"><text:span text:style-name="T1">II</text:span> - será composto por, no mínimo, cinco membros.</text:p>
      <text:p text:style-name="P5"><text:span text:style-name="T1">§2º</text:span> O Grupo Executivo terá como coordenador executivo um bacharel em Direito em exercício na Subchefia para Assuntos Jurídicos da Casa Civil e um de seus membros será integrante de carreira jurídica da Advocacia-Geral da União.</text:p>
      <text:p text:style-name="P5"><text:span text:style-name="T1">§3º</text:span> Os membros do Grupo Executivo terão dedicação exclusiva à coordenação e à implementação dos trabalhos de consolidação dos atos normativos, sendo-lhes assegurado pela Casa Civil o apoio técnico e administrativo necessário para o cumprimento de suas atribuições.</text:p>
      <text:p text:style-name="P13">Comissões Permanentes de Consolidação e Revisão de Atos Normativos</text:p>
      <text:p text:style-name="P5"><text:span text:style-name="T1">Art. 43.</text:span> Até o prazo de trinta dias a contar da publicação deste Decreto, os Ministérios e os órgãos da estrutura da Presidência da República instituirão Comissões Permanentes de Consolidação e Revisão de Atos Normativos, com a atribuição de proceder ao levantamento dos atos normativos pertinentes à sua esfera de atuação e das entidades a eles vinculadas, com vistas a consolidar os textos legais.</text:p>
      <text:p text:style-name="P5"><text:span text:style-name="T1">§1º </text:span>As Comissões Permanentes de Consolidação e Revisão de Atos Normativos serão compostas por, no mínimo, quatro membros, terão como coordenador um bacharel em Direito e um de seus membros será integrante de carreira jurídica da Advocacia-Geral da União.</text:p>
      <text:p text:style-name="P5"><text:span text:style-name="T1">§2º </text:span>Nos Ministérios, o coordenador será escolhido entre os bacharéis em Direito em exercício na respectiva Consultoria Jurídica.</text:p>
      <text:p text:style-name="P5"><text:span text:style-name="T1">§3º</text:span> A Comissão Permanente de Consolidação e Revisão de Atos Normativos do Ministério da Justiça, além das matérias que lhe são diretamente afetas, terá competência residual para todas as matérias legais não incluídas na esfera específica dos demais Ministérios e dos órgãos da estrutura da Presidência da República.</text:p>
      <text:p text:style-name="P5"><text:span text:style-name="T1">§4º</text:span> Observado o disposto no caput e no § 1o, as autarquias, fundações e empresas públicas instituirão Subcomissões Permanentes de Consolidação e Revisão de Atos <text:soft-page-break/>Normativos, cujos trabalhos serão submetidos às Comissões Permanentes de Consolidação e Revisão de Atos Normativos dos Ministérios e dos órgãos da estrutura da Presidência da República aos quais estão vinculadas.</text:p>
      <text:p text:style-name="P5"><text:span text:style-name="T1">§5º</text:span> Os membros das Comissões e das Subcomissões de que trata este artigo deverão <text:span text:style-name="T1">dedicar-se</text:span> exclusivamente aos trabalhos de consolidação dos atos normativos.</text:p>
      <text:p text:style-name="P5"><text:span text:style-name="T1">§6º</text:span> Constatada a necessidade de alteração de mérito na legislação vigente, a Comissão Permanente de Consolidação e Revisão de Atos Normativos do respectivo Ministério ou órgão da estrutura da Presidência da República proporá o encaminhamento de projeto de lei específico e independente do projeto de consolidação.</text:p>
      <text:p text:style-name="P7">Comissões de Especialistas</text:p>
      <text:p text:style-name="P5"><text:span text:style-name="T1">Art. 44.</text:span> Poderá ser instituída comissão de especialistas, escolhidos entre juristas de notável conhecimento sobre determinada área, para elaborar projetos de consolidação em matérias que exijam maior nível de especialização.</text:p>
      <text:p text:style-name="P7">Comissões Mistas</text:p>
      <text:p text:style-name="P5"><text:span text:style-name="T1">Art. 45. </text:span>Para a consolidação de leis que estejam na esfera de atuação de dois ou mais Ministérios ou órgãos da estrutura da Presidência da República, o Grupo Executivo de Consolidação dos Atos Normativos da Casa Civil definirá a competência para a realização do trabalho de consolidação ou a instituição de grupo de trabalho misto, podendo ser desmembrada a lei de uso interministerial, para aglutinação em diferentes matrizes de consolidação, conforme a matéria específica a ser tratada.</text:p>
      <text:p text:style-name="P7">Encaminhamento dos Projetos de Lei de Consolidação</text:p>
      <text:p text:style-name="P5"><text:span text:style-name="T1">Art. 46.</text:span> As Comissões e as Subcomissões Permanentes de Consolidação e Revisão de Atos Normativos realizarão os trabalhos de consolidação de acordo com os parâmetros, os prazos e a apresentação gráfica definidos pelo Grupo Executivo de Consolidação dos Atos Normativos da Casa Civil.</text:p>
      <text:p text:style-name="P5"><text:span text:style-name="T1">§1º</text:span> Após a conclusão dos trabalhos de consolidação, serão eles encaminhados, com a respectiva exposição de motivos, ao Grupo Executivo de Consolidação dos Atos Normativos da Casa Civil, para revisão final.</text:p>
      <text:p text:style-name="P5"><text:span text:style-name="T2">§2º </text:span>Realizada a revisão final, o Grupo Executivo de Consolidação dos Atos Normativos submeterá o trabalho de consolidação à Subchefia para Assuntos Jurídicos da Casa Civil, para emissão de parecer final sobre a matéria.</text:p>
      <text:p text:style-name="P6">Fundamentação dos Projetos de Consolidação</text:p>
      <text:p text:style-name="P5"><text:span text:style-name="T1">Art. 47. </text:span>Ao projeto de consolidação será anexada a fundamentação de todas as supressões ou alterações realizadas nos textos dos atos normativos consolidados.</text:p>
      <text:p text:style-name="P5"><text:span text:style-name="T1">Art. 48. </text:span>A justificação básica das alterações indicará:</text:p>
      <text:p text:style-name="P5"><text:span text:style-name="T1">I </text:span>- o dispositivo da lei posterior que revogou expressamente a lei anterior;</text:p>
      <text:p text:style-name="P5"><text:span text:style-name="T1">II </text:span>- o dispositivo da lei posterior que estaria em conflito com a lei anterior, revogando-a implicitamente;</text:p>
      <text:p text:style-name="P5"><text:span text:style-name="T1">III</text:span> - o dispositivo da Constituição em vigor que estaria em conflito com a lei anterior, revogando-a implicitamente;</text:p>
      <text:p text:style-name="P5"><text:span text:style-name="T1">IV</text:span> - a decisão do Supremo Tribunal Federal que declarou a inconstitucionalidade ou a <text:span text:style-name="T1">revogação</text:span> de dispositivo de lei;</text:p>
      <text:p text:style-name="P5"><text:span text:style-name="T1">V</text:span> - <text:s/>a resolução do Senado Federal que suspendeu a execução de lei na forma do Art. <text:s text:c="2"/>52, inciso X, da Constituição; e</text:p>
      <text:p text:style-name="P5"><text:soft-page-break/><text:span text:style-name="T1">VI</text:span> - as medidas provisórias ainda não convertidas que tratam da matéria consolidada.</text:p>
      <text:p text:style-name="P7">Solução de Controvérsias pela Advocacia-Geral da União</text:p>
      <text:p text:style-name="P5"><text:span text:style-name="T1">Art. 49. </text:span>As controvérsias existentes sobre a constitucionalidade ou a revogação tácita de dispositivos legais objeto de consolidação serão submetidas à Advocacia-Geral da União.</text:p>
      <text:p text:style-name="P7">Consulta Pública e Encaminhamento dos Projetos de Consolidação</text:p>
      <text:p text:style-name="P5"><text:span text:style-name="T1">Art. 50. </text:span>A critério do Chefe da Casa Civil, as matrizes de consolidação de leis federais já concluídas poderão ser divulgadas para consulta pública, por meio da Rede Mundial de Computadores, pelo prazo máximo de trinta dias.</text:p>
      <text:p text:style-name="P5"><text:span text:style-name="T1">Parágrafo único. </text:span>Findo o prazo da consulta pública e após a análise das sugestões recebidas, a versão final do projeto de consolidação será encaminhada ao Congresso Nacional.</text:p>
      <text:p text:style-name="P7">Consolidação de Decretos</text:p>
      <text:p text:style-name="P5"><text:span text:style-name="T1">Art. 51. </text:span>Concluída a consolidação dos decretos, a Casa Civil fará publicar no Diário Oficial da União a relação dos decretos em vigor.</text:p>
      <text:p text:style-name="P12">Capítulo IV</text:p>
      <text:p text:style-name="P12">DA SANÇÃO E DO VETO DE PROJETO DE LEI</text:p>
      <text:p text:style-name="P5"><text:span text:style-name="T1">Art. 52.</text:span> Na apreciação de projetos de lei, enviados pelo Congresso Nacional ao Presidente da República para sanção, compete à Secretaria de Assuntos Parlamentares da Secretaria-Geral da Presidência da República solicitar aos Ministérios e aos demais órgãos da Administração Pública Federal as informações que julgar convenientes, para instruir o exame do projeto.</text:p>
      <text:p text:style-name="P5"><text:span text:style-name="T1">§ 1º </text:span>Salvo determinação em contrário, os Ministérios e demais órgãos da Administração Pública Federal examinarão o pedido de informações no prazo máximo de dez dias.</text:p>
      <text:p text:style-name="P5"><text:span text:style-name="T1">§2º</text:span> Quando necessárias informações do Poder Judiciário e do Ministério Público, compete ao Chefe da Casa Civil da Presidência da República solicitá-las, com indicação da data em que a proposta de sanção ou veto deve ser apresentada ao Presidente da República.</text:p>
      <text:p text:style-name="P5"><text:span text:style-name="T1">§3º</text:span> A proposição de veto por inconstitucionalidade será fundamentada em afronta flagrante e inequívoca à Constituição.</text:p>
      <text:p text:style-name="P5"><text:span text:style-name="T1">§4º</text:span> A Secretaria de Assuntos Parlamentares da Secretaria-Geral da Presidência da República encaminhará à Advocacia-Geral da União cópia dos projetos de lei referidos no caput. </text:p>
      <text:p text:style-name="P12">Capítulo V</text:p>
      <text:p text:style-name="P12">DAS DISPOSIÇÕES FINAIS</text:p>
      <text:p text:style-name="P7">Comissões Autorizadas pelo Presidente da República</text:p>
      <text:p text:style-name="P5"><text:span text:style-name="T1">Art. 53.</text:span> A criação de delegações, comissões, comitês ou grupos de trabalho, que dependa de autorização ou aprovação do Presidente da República, far-se-á:</text:p>
      <text:p text:style-name="P5"><text:span text:style-name="T1">I </text:span>- mediante exposição de motivos; ou</text:p>
      <text:p text:style-name="P5"><text:span text:style-name="T1">II</text:span> - por decreto, nos casos de a criação ter sido determinada em lei ou em despacho do Presidente da República.</text:p>
      <text:p text:style-name="P5"><text:span text:style-name="T1">§1º </text:span>A exposição de motivos, devidamente fundamentada e instruída com os anexos, indicará:</text:p>
      <text:p text:style-name="P5"><text:span text:style-name="T1">I</text:span> - a autoridade encarregada de presidir ou de coordenar os trabalhos;</text:p>
      <text:p text:style-name="P5"><text:span text:style-name="T1">II</text:span> - a composição do colegiado; e</text:p>
      <text:p text:style-name="P5"><text:soft-page-break/><text:span text:style-name="T1">III</text:span> - quando for o caso, os membros, o órgão encarregado de prestar apoio administrativo, a autoridade encarregada de estabelecer o regimento interno ou as normas de funcionamento, o custeio das despesas e o prazo de duração dos trabalhos.</text:p>
      <text:p text:style-name="P5"><text:bookmark-start text:name="art53%2525252525C2%2525252525A72"/><text:span text:style-name="T1">§2º </text:span><text:bookmark-end text:name="art53%2525252525C2%2525252525A72"/>Terminado o prazo para a conclusão dos trabalhos, será obrigatória a apresentação de relatório circunstanciado das atividades desenvolvidas à Casa Civil ou à Câmara do Conselho de Governo de que trata o § 4o.</text:p>
      <text:p text:style-name="P5"><text:span text:style-name="T1">§3º </text:span>O decreto de criação dos colegiados referidos no caput não será numerado e conterá as indicações referidas no § 1o.</text:p>
      <text:p text:style-name="P5"><text:span text:style-name="T1">§4º </text:span>As comissões, comitês ou grupos de trabalho serão vinculados a uma Câmara do <text:span text:style-name="T7">Conselho</text:span> de Governo sempre que tiverem por finalidade a elaboração de proposta de diretrizes e políticas públicas, ou a ação integrada de órgãos do governo.</text:p>
      <text:p text:style-name="P5"><text:span text:style-name="T1">§5º </text:span>É vedada a divulgação, pelos membros dos colegiados criados na forma deste artigo, das discussões em curso ou dos resultados finais dos trabalhos, sem a prévia anuência das autoridades que propuseram a sua criação.</text:p>
      <text:p text:style-name="P5"><text:span text:style-name="T1">§6º</text:span> Será obrigatória a participação da Advocacia-Geral da União nas delegações, comissões, comitês ou grupos de trabalho criados com a finalidade de elaborar sugestões ou propostas de atos normativos da competência ou iniciativa do Presidente da República.</text:p>
      <text:p text:style-name="P5"><text:span text:style-name="T1">§7º </text:span>A participação de delegações, comissões, comitês ou grupos de trabalho na elaboração de propostas de atos normativos terminará com a apresentação dos trabalhos à autoridade que os tenha criado, os quais serão recebidos como sugestões, podendo ser aceitos, no todo ou em parte, alterados ou não considerados pela respectiva autoridade ou seus superiores, independentemente de notificação ou consulta aos seus autores.</text:p>
      <text:p text:style-name="P5"><text:span text:style-name="T1">§8º </text:span>Serão considerados relevantes os serviços prestados pelos membros dos colegiados referidos neste artigo.</text:p>
      <text:p text:style-name="P7">Comissões para Elaboração de Projetos de Lei</text:p>
      <text:p text:style-name="P5"><text:span text:style-name="T1">Art. 54.</text:span> É facultada aos Ministérios e aos órgãos da estrutura da Presidência da República a criação de comissões de especialistas para elaboração de projetos de atos normativos.</text:p>
      <text:p text:style-name="P5"><text:span text:style-name="T1">§1º</text:span> O trabalho das comissões poderá ser acolhido, no todo ou em parte, ou alterado pela autoridade que os criou.</text:p>
      <text:p text:style-name="P5"><text:span text:style-name="T1">§2º</text:span> Às comissões aplica-se o disposto nos §§ 5o e 6o do Art. <text:s text:c="2"/>53.</text:p>
      <text:p text:style-name="P7">Divulgação de Projetos</text:p>
      <text:p text:style-name="P5"><text:span text:style-name="T1">Art. 55.</text:span> Compete à Subchefia para Assuntos Jurídicos da Casa Civil divulgar, por meio da Rede Mundial de Computadores, os textos das medidas provisórias em vigor, da legislação básica e dos projetos de consolidação elaborados.</text:p>
      <text:p text:style-name="P5"><text:span text:style-name="T1">Art. 56.</text:span> Compete à Secretaria de Assuntos Parlamentares da Secretaria-Geral da Presidência da República divulgar, por intermédio da Rede Mundial de Computadores, os projetos de lei de iniciativa do Poder Executivo em tramitação no Congresso Nacional.</text:p>
      <text:p text:style-name="P7">Republicação de Decretos</text:p>
      <text:p text:style-name="P5"><text:span text:style-name="T1">Art. 57. </text:span>O Chefe da Casa Civil fica autorizado a ordenar a republicação de decretos:</text:p>
      <text:p text:style-name="P5"><text:span text:style-name="T1">I</text:span> - que tenham sofrido sucessivas alterações de comandos normativos, com o fim de facilitar o conhecimento de seu conteúdo integral; ou</text:p>
      <text:p text:style-name="P5"><text:span text:style-name="T1">II </text:span>- regulamentadores de medidas provisórias que tenham sido convertidas em lei, para atualizar a sua fundamentação e as suas remissões.</text:p>
      <text:p text:style-name="P7"><text:soft-page-break/>Retificação</text:p>
      <text:p text:style-name="P5"><text:span text:style-name="T1">Art. 58. </text:span>A correção de erro material que não afete a substância do ato singular de caráter pessoal far-se-á mediante apostila.</text:p>
      <text:p text:style-name="P7">Elaboração dos Demais Atos Normativos do Poder Executivo</text:p>
      <text:p text:style-name="P5"><text:span text:style-name="T1">Art. 59. </text:span>As disposições deste Decreto aplicam-se, no que couber, à elaboração dos demais atos normativos de competência dos órgãos do Poder Executivo.</text:p>
      <text:p text:style-name="P7">Manual de Redação da Presidência da República </text:p>
      <text:p text:style-name="P5"><text:span text:style-name="T1">Art. 60.</text:span> As regras do Manual de Redação da Presidência da República aplicam-se, no que couber, à elaboração dos atos normativos de que trata este Decreto.</text:p>
      <text:p text:style-name="P7">Disposições Transitórias</text:p>
      <text:p text:style-name="P5"><text:span text:style-name="T1">Art. 61.</text:span> Enquanto não constituído o Grupo Executivo de Consolidação dos Atos Normativos de que trata o Art. <text:s text:c="2"/>42, as suas atribuições serão exercidas pela Subchefia para Assuntos Jurídicos da Casa Civil.</text:p>
      <text:p text:style-name="P5"><text:span text:style-name="T1">Art. 62.</text:span> Enquanto não constituídas as Comissões e as Subcomissões Permanentes de Consolidação e Revisão de Atos Normativos de que trata o Art. <text:s text:c="2"/>43, as suas atribuições serão exercidas pelas Comissões de Consolidação e Revisão de Atos Normativos criadas pelos Ministérios e pelos órgãos da estrutura da Presidência da República.</text:p>
      <text:p text:style-name="P7">Vigência</text:p>
      <text:p text:style-name="P5"><text:span text:style-name="T1">Art. 63.</text:span> Este Decreto entra em vigor na data de sua publicação.</text:p>
      <text:p text:style-name="P7">Revogações</text:p>
      <text:p text:style-name="P8"><text:span text:style-name="T5">Art. 64.</text:span><text:span text:style-name="T3"> Ficam revogados os </text:span><text:a xlink:type="simple" xlink:href="http://www.planalto.gov.br/ccivil_03/decreto/D2954.htm" text:style-name="Internet_20_link" text:visited-style-name="Visited_20_Internet_20_Link"><text:span text:style-name="Internet_20_link"><text:span text:style-name="T3">Decretos nos 2.954, de 29 de janeiro de 1999</text:span></text:span></text:a><text:span text:style-name="T3">, </text:span><text:a xlink:type="simple" xlink:href="http://www.planalto.gov.br/ccivil_03/decreto/D3495.htm" text:style-name="Internet_20_link" text:visited-style-name="Visited_20_Internet_20_Link"><text:span text:style-name="Internet_20_link"><text:span text:style-name="T3">3.495, de 30 de maio de 2000</text:span></text:span></text:a><text:span text:style-name="T3">, </text:span><text:a xlink:type="simple" xlink:href="http://www.planalto.gov.br/ccivil_03/decreto/D3585.htm" text:style-name="Internet_20_link" text:visited-style-name="Visited_20_Internet_20_Link"><text:span text:style-name="Internet_20_link"><text:span text:style-name="T3">3.585, de 5 de setembro de 2000</text:span></text:span></text:a><text:span text:style-name="T3">, </text:span><text:a xlink:type="simple" xlink:href="http://www.planalto.gov.br/ccivil_03/decreto/2001/D3723.htm" text:style-name="Internet_20_link" text:visited-style-name="Visited_20_Internet_20_Link"><text:span text:style-name="Internet_20_link"><text:span text:style-name="T3">3.723, de 10 de janeiro de 2001</text:span></text:span></text:a><text:span text:style-name="T3">, e </text:span><text:a xlink:type="simple" xlink:href="http://www.planalto.gov.br/ccivil_03/decreto/2001/D3930.htm" text:style-name="Internet_20_link" text:visited-style-name="Visited_20_Internet_20_Link"><text:span text:style-name="Internet_20_link"><text:span text:style-name="T3">3.930, de 19 de setembro de 2001.</text:span></text:span></text:a></text:p>
      <text:p text:style-name="P5">Brasília, 28 de março de 2002; 181º da Independência e 114º da República.</text:p>
      <text:p text:style-name="P5">FERNANDO HENRIQUE CARDOSO</text:p>
      <text:p text:style-name="P5">Pedro Parente</text:p>
      <text:p text:style-name="P5">Este texto não substitui o publicado no D.O.U. <text:s/>1.4.2002</text:p>
      <text:p text:style-name="P16"/>
      <text:p text:style-name="P12"><text:bookmark-start text:name="anexoi"/>ANEXO I<text:bookmark-end text:name="anexoi"/></text:p>
      <text:p text:style-name="P6">QUESTÕES QUE DEVEM SER ANALISADAS NA ELABORAÇÃO DE ATOS NORMATIVOS NO ÂMBITO DO PODER EXECUTIVO</text:p>
      <text:p text:style-name="P5"><text:span text:style-name="T1">1.</text:span> Deve ser tomada alguma providência?</text:p>
      <text:p text:style-name="P5"><text:span text:style-name="T1">1.1. </text:span>Qual o objetivo pretendido?</text:p>
      <text:p text:style-name="P5"><text:span text:style-name="T1">1.2.</text:span> Quais as razões que determinaram a iniciativa?</text:p>
      <text:p text:style-name="P5"><text:span text:style-name="T1">1.3.</text:span> Neste momento, como se apresenta a situação no plano fático e no plano jurídico?</text:p>
      <text:p text:style-name="P5"><text:span text:style-name="T1">1.4.</text:span> Que falhas ou distorções foram identificadas?</text:p>
      <text:p text:style-name="P5"><text:span text:style-name="T1">1.5. </text:span>Que repercussões tem o problema que se apresenta no âmbito da economia, da ciência, da técnica e da jurisprudência?</text:p>
      <text:p text:style-name="P5"><text:span text:style-name="T1">1.6. </text:span>Qual é o conjunto de destinatários alcançados pelo problema, e qual o número de casos a resolver?</text:p>
      <text:p text:style-name="P5"><text:soft-page-break/><text:span text:style-name="T1">1.7. </text:span>O que poderá acontecer se nada for feito? (Exemplo: o problema tornar-se-á mais grave? Permanecerá estável? Poderá ser superado pela própria dinâmica social, sem a intervenção do Estado? Com que conseqüências?)</text:p>
      <text:p text:style-name="P5"><text:span text:style-name="T1">2. </text:span>Quais as alternativas disponíveis?</text:p>
      <text:p text:style-name="P5"><text:span text:style-name="T1">2.1. </text:span>Qual foi o resultado da análise do problema? Onde se situam as causas do problema? Sobre quais causas pode incidir a ação que se pretende executar?</text:p>
      <text:p text:style-name="P5"><text:span text:style-name="T1">2.2. </text:span>Quais os instrumentos da ação que parecem adequados para alcançar os objetivos pretendidos, no todo ou em parte? (Exemplo: medidas destinadas à aplicação e execução de dispositivos já existentes; trabalhos junto à opinião pública; amplo entendimento; acordos; investimentos; programas de incentivo; auxílio para que os próprios destinatários alcançados pelo problema envidem esforços que contribuam para sua resolução; instauração de processo judicial com vistas à resolução do problema.)</text:p>
      <text:p text:style-name="P5"><text:span text:style-name="T1">2.3. </text:span>Quais os instrumentos de ação que parecem adequados, considerando-se os seguintes aspectos:</text:p>
      <text:p text:style-name="P5">desgaste e encargos para os cidadãos e a economia;</text:p>
      <text:p text:style-name="P5">eficácia (precisão, grau de probabilidade de consecução do objetivo pretendido);</text:p>
      <text:p text:style-name="P5">custos e despesas para o orçamento público;</text:p>
      <text:p text:style-name="P5"><text:span text:style-name="T7">efeitos </text:span>sobre o ordenamento jurídico e sobre metas já estabelecidas;</text:p>
      <text:p text:style-name="P5">efeitos colaterais e outras consequências;</text:p>
      <text:p text:style-name="P5">entendimento e aceitação por parte dos interessados e dos responsáveis pela execução;</text:p>
      <text:p text:style-name="P5">possibilidade de impugnação no Judiciário.</text:p>
      <text:p text:style-name="P5"><text:span text:style-name="T1">3.</text:span> Deve a União tomar alguma providência? Dispõe ela de competência constitucional ou legal para fazê-lo?</text:p>
      <text:p text:style-name="P5"><text:span text:style-name="T1">3.1.</text:span> Trata-se de competência privativa?</text:p>
      <text:p text:style-name="P5"><text:span text:style-name="T1">3.2.</text:span> Tem-se caso de competência concorrente? </text:p>
      <text:p text:style-name="P5"><text:span text:style-name="T1">3.3. </text:span>Na hipótese de competência concorrente, está a proposta formulada de modo que assegure a competência substancial do Estado-membro?</text:p>
      <text:p text:style-name="P5"><text:span text:style-name="T1">3.4. </text:span>A proposta não apresenta formulação extremamente detalhada que acaba por exaurir a competência estadual?</text:p>
      <text:p text:style-name="P5"><text:span text:style-name="T1">3.5. </text:span>A matéria é de fato de iniciativa do Poder Executivo? Ou estaria ela afeta à iniciativa exclusiva do Supremo Tribunal Federal, dos Tribunais Superiores ou do Procurador-Geral da República?</text:p>
      <text:p text:style-name="P5"><text:span text:style-name="T1">4. </text:span>Deve ser proposta edição de lei?</text:p>
      <text:p text:style-name="P5"><text:span text:style-name="T1">4.1.</text:span> A matéria a ser regulada está submetida ao princípio da reserva legal?</text:p>
      <text:p text:style-name="P5"><text:span text:style-name="T1">4.2.</text:span> Por que deve a matéria ser regulada pelo Congresso Nacional?</text:p>
      <text:p text:style-name="P5"><text:span text:style-name="T1">4.3.</text:span> Se não for o caso de se propor edição de lei, deve a matéria ser disciplinada por decreto? Por que não seria suficiente portaria?</text:p>
      <text:p text:style-name="P5"><text:span text:style-name="T1">4.4.</text:span> Existe fundamento legal suficiente para a edição de ato normativo secundário? Qual?</text:p>
      <text:p text:style-name="P5"><text:span text:style-name="T1">4.5. </text:span>Destina-se a regra a atingir objetivo previsto na Constituição?</text:p>
      <text:p text:style-name="P5"><text:span text:style-name="T1">4.6.</text:span> A disciplina proposta é adequada para consecução dos fins pretendidos?</text:p>
      <text:p text:style-name="P5"><text:soft-page-break/><text:span text:style-name="T1">4.7. </text:span>A regra proposta é necessária ou seria suficiente fórmula menos gravosa?</text:p>
      <text:p text:style-name="P5"><text:span text:style-name="T1">4.8. </text:span>A disciplina proposta não produz resultados intoleráveis ou insuportáveis para o destinatário?</text:p>
      <text:p text:style-name="P5"><text:span text:style-name="T1">5.</text:span> Deve a lei ter prazo de vigência limitado?</text:p>
      <text:p text:style-name="P5"><text:span text:style-name="T1">5.1. </text:span>É a lei necessária apenas por período limitado?</text:p>
      <text:p text:style-name="P5"><text:span text:style-name="T1">5.2. </text:span>Não seria o caso de editar-se lei temporária?</text:p>
      <text:p text:style-name="P5"><text:span text:style-name="T1">6.</text:span> Deve ser editada medida provisória?</text:p>
      <text:p text:style-name="P5"><text:span text:style-name="T1">6.1.</text:span> Em se tratando de proposta de medida provisória, há justificativas plausíveis para a sua edição? </text:p>
      <text:p text:style-name="P5"><text:span text:style-name="T1">6.2. </text:span>O que acontecerá se nada for feito? A proposta não poderia ser submetida ao Congresso em regime de urgência? </text:p>
      <text:p text:style-name="P8"><text:span text:style-name="T5">6.3. </text:span><text:span text:style-name="T3">Trata-se de matéria que pode ser objeto de medida provisória, tendo em vista as vedações do </text:span><text:a xlink:type="simple" xlink:href="http://www.planalto.gov.br/ccivil_03/Constituicao/Constituiçao.htm#art62§1" text:style-name="Internet_20_link" text:visited-style-name="Visited_20_Internet_20_Link"><text:span text:style-name="Internet_20_link"><text:span text:style-name="T3">§ 1º do Art. 62 da Constituição</text:span></text:span></text:a><text:span text:style-name="T3">?</text:span></text:p>
      <text:p text:style-name="P8"><text:span text:style-name="T5">6.4.</text:span><text:span text:style-name="T3"> A medida provisória estaria regulamentando artigo da Constituição cuja redação tenha sido alterada por meio de emenda constitucional promulgada a partir de 1o de janeiro de 1995 e até 11 de setembro de 2001 (</text:span><text:a xlink:type="simple" xlink:href="http://www.planalto.gov.br/ccivil_03/Constituicao/Constituiçao.htm#art246" text:style-name="Internet_20_link" text:visited-style-name="Visited_20_Internet_20_Link"><text:span text:style-name="Internet_20_link"><text:span text:style-name="T3">Art. 246 da Constituição</text:span></text:span></text:a><text:span text:style-name="T3">)?</text:span></text:p>
      <text:p text:style-name="P5"><text:span text:style-name="T1">6.5.</text:span> Estão caracterizadas a relevância e a urgência necessárias para ser editada medida provisória? </text:p>
      <text:p text:style-name="P5"><text:span text:style-name="T1">7. </text:span>Deve ser tomada alguma providência neste momento?</text:p>
      <text:p text:style-name="P5"><text:span text:style-name="T1">7.1.</text:span> Quais as situações-problema e os outros contextos correlatos que devem ainda ser considerados e pesquisados? Por que, então, deve ser tomada alguma providência neste momento?</text:p>
      <text:p text:style-name="P5"><text:span text:style-name="T1">7.2. </text:span>Por que não podem ser aguardadas outras alterações necessárias, que se possam prever, para que sejam contempladas em um mesmo ato normativo?</text:p>
      <text:p text:style-name="P5"><text:span text:style-name="T1">8. </text:span>A densidade que se pretende conferir ao ato normativo é a apropriada?</text:p>
      <text:p text:style-name="P5"><text:span text:style-name="T1">8.1. </text:span>O projeto de ato normativo está isento de disposições programáticas?</text:p>
      <text:p text:style-name="P5"><text:span text:style-name="T1">8.2. </text:span>É possível e conveniente que a densidade da norma (diferenciação e detalhamento) seja flexibilizada por fórmulas genéricas (tipificação e utilização de conceitos jurídicos indeterminados ou atribuição de competência discricionária)?</text:p>
      <text:p text:style-name="P5"><text:span text:style-name="T1">8.3. </text:span>Podem os detalhes ou eventuais alterações ser confiados ao poder regulamentador do Estado ou da União?</text:p>
      <text:p text:style-name="P5"><text:span text:style-name="T1">8.4. </text:span>A matéria já não teria sido regulada em outras disposições de hierarquia superior (regras redundantes que poderiam ser evitadas)? Por exemplo, em:</text:p>
      <text:p text:style-name="P5">tratado aprovado pelo Congresso Nacional;</text:p>
      <text:p text:style-name="P5">lei federal (em relação a regulamento);</text:p>
      <text:p text:style-name="P5">regulamento (em relação a portaria).</text:p>
      <text:p text:style-name="P5"><text:span text:style-name="T1">8.5.</text:span> Quais as regras já existentes que serão afetadas pela disposição pretendida? São regras dispensáveis?</text:p>
      <text:p text:style-name="P5"><text:span text:style-name="T1">9. </text:span>As regras propostas afetam direitos fundamentais? As regras propostas afetam garantias constitucionais?</text:p>
      <text:p text:style-name="P5"><text:span text:style-name="T1">9.1. </text:span>Os direitos de liberdade podem ser afetados?</text:p>
      <text:p text:style-name="P5"><text:soft-page-break/>Direitos fundamentais especiais podem ser afetados?</text:p>
      <text:p text:style-name="P5">Qual é o âmbito de proteção do direito fundamental afetado?</text:p>
      <text:p text:style-name="P5">O âmbito de proteção sofre restrição?</text:p>
      <text:p text:style-name="P5">A proposta preserva o núcleo essencial dos direitos fundamentais afetados?</text:p>
      <text:p text:style-name="P5">Cuida-se de direito individual submetido a simples reserva legal? </text:p>
      <text:p text:style-name="P5">Cuida-se de direito individual submetido a reserva legal qualificada?</text:p>
      <text:p text:style-name="P5">Qual seria o outro fundamento constitucional para a aprovação da lei (exemplo: regulação de colisão de direitos)?</text:p>
      <text:p text:style-name="P5">A proposta não abusa de formulações genéricas (conceitos jurídicos indeterminados)?</text:p>
      <text:p text:style-name="P5">A fórmula proposta não se afigura extremamente casuística?</text:p>
      <text:p text:style-name="P5">Observou-se o princípio da proporcionalidade ou do devido processo legal substantivo?</text:p>
      <text:p text:style-name="P5">Pode o cidadão prever e aferir as limitações ou encargos que lhe poderão advir?</text:p>
      <text:p text:style-name="P5">As normas previstas preservam o direito ao contraditório e à ampla defesa no processo judicial e administrativo? </text:p>
      <text:p text:style-name="P5"><text:span text:style-name="T1">9.2.</text:span> Os direitos de igualdade foram afetados?</text:p>
      <text:p text:style-name="P5">Observaram-se os direitos de igualdade especiais (proibição absoluta de diferenciação)?</text:p>
      <text:p text:style-name="P5">O princípio geral de igualdade foi observado?</text:p>
      <text:p text:style-name="P5">Quais são os pares de comparação? </text:p>
      <text:p text:style-name="P5">Os iguais foram tratados de forma igual e os desiguais de forma desigual?</text:p>
      <text:p text:style-name="P5">Existem razões que justifiquem as diferenças decorrentes ou da natureza das coisas ou de outros fundamentos de índole objetiva?</text:p>
      <text:p text:style-name="P5">As diferenças existentes justificam o tratamento diferenciado? Os pontos em comum legitimam o tratamento igualitário?</text:p>
      <text:p text:style-name="P5"><text:span text:style-name="T1">9.3. </text:span>A proposta pode afetar situações consolidadas? Há ameaça de ruptura ao princípio de segurança jurídica?</text:p>
      <text:p text:style-name="P5">Observou-se o princípio que determina a preservação de direito adquirido?</text:p>
      <text:p text:style-name="P5">A proposta pode afetar o ato jurídico perfeito?</text:p>
      <text:p text:style-name="P5">A proposta contém possível afronta à coisa julgada?</text:p>
      <text:p text:style-name="P5">Trata-se de situação jurídica suscetível de mudança (institutos jurídicos, situações estatutárias, garantias institucionais)?</text:p>
      <text:p text:style-name="P5">Não seria recomendável a adoção de cláusula de transição entre o regime vigente e o regime proposto? </text:p>
      <text:p text:style-name="P5"><text:span text:style-name="T1">9.4.</text:span> Trata-se de norma de caráter penal?</text:p>
      <text:p text:style-name="P5">A pena proposta é compatível com outras figuras penais existentes no ordenamento jurídico?</text:p>
      <text:p text:style-name="P5">Tem-se agravamento ou melhoria da situação do destinatário da norma? </text:p>
      <text:p text:style-name="P5">Trata-se de pena mais grave? </text:p>
      <text:p text:style-name="P5">Trata-se de norma que propicia a despenalização da conduta?</text:p>
      <text:p text:style-name="P5">Eleva-se o prazo de prescrição do crime?</text:p>
      <text:p text:style-name="P5"><text:soft-page-break/>A proposta ressalva expressamente a aplicação da lei nova somente aos fatos supervenientes a partir de sua entrada em vigor?</text:p>
      <text:p text:style-name="P5"><text:span text:style-name="T1">9.5.</text:span> Pretende-se instituir ou aumentar tributo? Qual é o fundamento constitucional?</text:p>
      <text:p text:style-name="P5">A lei não afeta fatos geradores ocorridos antes de sua vigência (lei retroativa)?</text:p>
      <text:p text:style-name="P5">A cobrança de tributos vai-se realizar no mesmo exercício financeiro da publicação da lei?</text:p>
      <text:p text:style-name="P5">O princípio da imunidade recíproca está sendo observado?</text:p>
      <text:p text:style-name="P5">As demais imunidades tributárias foram observadas?</text:p>
      <text:p text:style-name="P5">O projeto que institui contribuição social contém disposição que assegura o princípio da anterioridade especial (cobrança apenas após noventa dias a contar da publicação)?</text:p>
      <text:p text:style-name="P5">O tributo que se pretende instituir não tem caráter confiscatório?</text:p>
      <text:p text:style-name="P5">Em se tratando de taxa, cuida-se de exação a ser cobrada em razão do exercício de poder de polícia ou da prestação de serviço público específico e divisível prestados ou postos à disposição do contribuinte? Há equivalência razoável entre o custo da atividade estatal e a prestação cobrada?</text:p>
      <text:p text:style-name="P5"><text:span text:style-name="T1">10. </text:span>O ato normativo corresponde às expectativas dos cidadãos e é inteligível para todos?</text:p>
      <text:p text:style-name="P5"><text:span text:style-name="T1">10.1. </text:span>O ato normativo proposto será entendido e aceito pelos cidadãos?</text:p>
      <text:p text:style-name="P5"><text:span text:style-name="T1">10.2.</text:span> As limitações à liberdade individual e demais restrições impostas são indispensáveis? Por exemplo:</text:p>
      <text:p text:style-name="P5">proibições, necessidades de autorizações;</text:p>
      <text:p text:style-name="P5">comparecimento obrigatório perante autoridade;</text:p>
      <text:p text:style-name="P5">indispensabilidade de requerimento;</text:p>
      <text:p text:style-name="P5">dever de prestar informações;</text:p>
      <text:p text:style-name="P5">imposição de multas e penas;</text:p>
      <text:p text:style-name="P5">outras sanções.</text:p>
      <text:p text:style-name="P5"><text:span text:style-name="T1">10.3.</text:span> Podem as medidas restritivas ser substituídas por outras?</text:p>
      <text:p text:style-name="P5"><text:span text:style-name="T1">10.4. </text:span>Em que medida os requisitos necessários à formulação de pedidos perante autoridades poderia ser reduzido a um mínimo aceitável?</text:p>
      <text:p text:style-name="P5"><text:span text:style-name="T1">10.5. </text:span>Podem os destinatários da norma entender o vocabulário utilizado, a organização e a extensão das frases e das disposições, a sistemática, a lógica e a abstração?</text:p>
      <text:p text:style-name="P5"><text:span text:style-name="T1">11. </text:span>O ato normativo é exeqüível?</text:p>
      <text:p text:style-name="P5"><text:span text:style-name="T1">11.1. </text:span>Por que não se renuncia a um novo sistema de controle por parte da administração?</text:p>
      <text:p text:style-name="P5"><text:span text:style-name="T1">11.2. </text:span>As disposições podem ser aplicadas diretamente?</text:p>
      <text:p text:style-name="P5"><text:span text:style-name="T1">11.3. </text:span>Podem as disposições administrativas que estabelecem normas de conduta ou proíbem determinadas práticas ser aplicadas com os meios existentes?</text:p>
      <text:p text:style-name="P5"><text:span text:style-name="T1">11.4. </text:span>É necessário incluir disposições sobre proteção jurídica? Por que as disposições gerais não são suficientes?</text:p>
      <text:p text:style-name="P5"><text:span text:style-name="T1">11.5. </text:span>Por que não podem ser dispensadas:</text:p>
      <text:p text:style-name="P5">as regras sobre competência e organização?</text:p>
      <text:p text:style-name="P5"><text:soft-page-break/>a criação de novos órgãos e comissões consultivas?</text:p>
      <text:p text:style-name="P5">a intervenção da autoridade?</text:p>
      <text:p text:style-name="P5">exigências relativas à elaboração de relatórios?</text:p>
      <text:p text:style-name="P5">outras exigências burocráticas?</text:p>
      <text:p text:style-name="P5"><text:span text:style-name="T1">11.6. </text:span>Quais órgãos ou instituições que devem assumir a responsabilidade pela execução das medidas?</text:p>
      <text:p text:style-name="P5"><text:span text:style-name="T1">11.7. </text:span>Com que conflitos de interesse pode-se prever que o executor das medidas ver-se-á confrontado?</text:p>
      <text:p text:style-name="P5"><text:span text:style-name="T1">11.8. </text:span>Dispõe o executor das medidas da necessária discricionariedade?</text:p>
      <text:p text:style-name="P5"><text:span text:style-name="T1">11.9. </text:span>Qual é a opinião das autoridades incumbidas de executar as medidas quanto à clareza dos objetivos pretendidos e à possibilidade de sua execução?</text:p>
      <text:p text:style-name="P5"><text:span text:style-name="T1">11.10. </text:span>A regra pretendida foi submetida a testes sobre a possibilidade de sua execução com a participação das autoridades encarregadas de aplicá-la? Por que não? A que conclusão se chegou?</text:p>
      <text:p text:style-name="P5"><text:span text:style-name="T1">12. </text:span>Existe uma relação equilibrada entre custos e benefícios?</text:p>
      <text:p text:style-name="P5"><text:span text:style-name="T1">12.1. </text:span>Qual o ônus a ser imposto aos destinatários da norma (calcular ou, ao menos, avaliar a dimensão desses custos)?</text:p>
      <text:p text:style-name="P5"><text:span text:style-name="T1">12.2.</text:span> Podem os destinatários da norma, em particular as pequenas e médias empresas, suportar esses custos adicionais?</text:p>
      <text:p text:style-name="P5"><text:span text:style-name="T1">12.3. </text:span>As medidas pretendidas impõem despesas adicionais ao orçamento da União, dos Estados e dos Municípios? Quais as possibilidades existentes para enfrentarem esses custos adicionais?</text:p>
      <text:p text:style-name="P5"><text:span text:style-name="T1">12.4. </text:span>Procedeu-se à análise da relação custo-benefício? A que conclusão se chegou?</text:p>
      <text:p text:style-name="P5"><text:span text:style-name="T1">12.5. </text:span>De que forma serão avaliados a eficácia, o desgaste e os eventuais efeitos colaterais do novo ato normativo após sua entrada em vigor?</text:p>
      <text:p text:style-name="P12">ANEXO II</text:p>
      <text:p text:style-name="P14">(anexo publicado no D.O.U de 8.4.2002)</text:p>
      <text:p text:style-name="P6">Anexo à Exposição de Motivos do (indicar nome do Ministério ou Secretaria da Presidência da República) nº , de de de 20 .</text:p>
      <text:p text:style-name="P5"><text:span text:style-name="T1">1. </text:span>Síntese do problema ou da situação que reclama providências</text:p>
      <text:p text:style-name="P5"><text:span text:style-name="T1">2. </text:span>Soluções e providências contidas no ato normativo ou na medida proposta</text:p>
      <text:p text:style-name="P5"><text:span text:style-name="T1">3. </text:span>Alternativas existentes às medidas propostas</text:p>
      <text:p text:style-name="P5">Mencionar:</text:p>
      <text:p text:style-name="P5">se há outro projeto do Executivo sobre a matéria;</text:p>
      <text:p text:style-name="P5">se há projetos sobre a matéria no Legislativo;</text:p>
      <text:p text:style-name="P5">outras possibilidades de resolução do problema.</text:p>
      <text:p text:style-name="P5"><text:span text:style-name="T1">4. </text:span>Custos</text:p>
      <text:p text:style-name="P5">Mencionar:</text:p>
      <text:p text:style-name="P5">se a despesa decorrente da medida está prevista na lei orçamentária anual; se não, quais as alternativas para custeá-la;</text:p>
      <text:p text:style-name="P5"><text:soft-page-break/>se é o caso de solicitar-se abertura de crédito extraordinário, especial ou suplementar;</text:p>
      <text:p text:style-name="P5">valor a ser despendido em moeda corrente;</text:p>
      <text:p text:style-name="P5"><text:span text:style-name="T1">5.</text:span> Razões que justificam a urgência (a ser preenchido somente se o ato proposto for medida provisória ou projeto de lei que deva tramitar em regime de urgência)</text:p>
      <text:p text:style-name="P5">Mencionar:</text:p>
      <text:p text:style-name="P5">se o problema configura calamidade pública;</text:p>
      <text:p text:style-name="P5">por que é indispensável a vigência imediata;</text:p>
      <text:p text:style-name="P5">se se trata de problema cuja causa ou agravamento não tenham sido previstos;</text:p>
      <text:p text:style-name="P5">se se trata de desenvolvimento extraordinário de situação já prevista.</text:p>
      <text:p text:style-name="P5"><text:span text:style-name="T1">6. </text:span>Impacto sobre o meio ambiente (sempre que o ato ou medida proposta possa vir a tê-lo)</text:p>
      <text:p text:style-name="P5"><text:span text:style-name="T1">7. </text:span>Alterações propostas</text:p>
      <table:table table:name="Tabela14" table:style-name="Tabela14">
        <table:table-column table:style-name="Tabela14.A"/>
        <table:table-column table:style-name="Tabela14.B"/>
        <table:table-row table:style-name="Tabela14.1">
          <table:table-cell table:style-name="Tabela14.A1" office:value-type="string">
            <text:p text:style-name="P15">Texto atual</text:p>
          </table:table-cell>
          <table:table-cell table:style-name="Tabela14.A1" office:value-type="string">
            <text:p text:style-name="P2">Texto proposto</text:p>
          </table:table-cell>
        </table:table-row>
        <table:table-row table:style-name="Tabela14.1">
          <table:table-cell table:style-name="Tabela14.A1" office:value-type="string">
            <text:p text:style-name="P2"/>
          </table:table-cell>
          <table:table-cell table:style-name="Tabela14.A1" office:value-type="string">
            <text:p text:style-name="P2"/>
          </table:table-cell>
        </table:table-row>
      </table:table>
      <text:p text:style-name="P5"><text:span text:style-name="T1">8.</text:span> Síntese do parecer do órgão jurídico</text:p>
      <text:p text:style-name="P5">Com base em avaliação do ato normativo ou da medida proposta à luz das questões levantadas no Anexo I.</text:p>
      <text:p text:style-name="P5"><text:span text:style-name="T1">Observação:</text:span> A falta ou insuficiência das informações prestadas poderá acarretar, a critério da Subchefia para Assuntos Jurídicos da Casa Civil, a devolução do projeto de ato normativo para que se complete o exame ou se reformule a propo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09:20:25.333848537</meta:creation-date>
    <dc:date>2017-04-10T09:20:42.836005006</dc:date>
    <meta:editing-duration>PT17S</meta:editing-duration>
    <meta:editing-cycles>1</meta:editing-cycles>
    <meta:document-statistic meta:table-count="2" meta:image-count="0" meta:object-count="0" meta:page-count="21" meta:paragraph-count="496" meta:word-count="8178" meta:character-count="51939" meta:non-whitespace-character-count="44217"/>
    <meta:generator>LibreOffice/5.1.6.2$Linux_X86_64 LibreOffice_project/10m0$Build-2</meta:generator>
  </office:meta>
</office:document-meta>
</file>